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officeooo:rsid="0018d3ae" officeooo:paragraph-rsid="0018d3ae"/>
    </style:style>
    <style:style style:name="P3" style:family="paragraph" style:parent-style-name="Standard">
      <style:text-properties officeooo:rsid="0018d3ae" officeooo:paragraph-rsid="001ecc16"/>
    </style:style>
    <style:style style:name="P4" style:family="paragraph" style:parent-style-name="Standard">
      <style:text-properties officeooo:rsid="0018d3ae" officeooo:paragraph-rsid="0020a2f1"/>
    </style:style>
    <style:style style:name="P5" style:family="paragraph" style:parent-style-name="Standard">
      <style:paragraph-properties fo:text-align="center" style:justify-single-word="false"/>
      <style:text-properties officeooo:rsid="0018d3ae" officeooo:paragraph-rsid="001ecc16"/>
    </style:style>
    <style:style style:name="P6" style:family="paragraph" style:parent-style-name="Standard">
      <style:text-properties fo:font-weight="bold" officeooo:rsid="0018d3ae" officeooo:paragraph-rsid="001ecc16" style:font-weight-asian="bold" style:font-weight-complex="bold"/>
    </style:style>
    <style:style style:name="P7" style:family="paragraph" style:parent-style-name="Standard">
      <style:text-properties fo:font-weight="bold" officeooo:rsid="001ecc16" officeooo:paragraph-rsid="001ecc16" style:font-weight-asian="bold" style:font-weight-complex="bold"/>
    </style:style>
    <style:style style:name="P8" style:family="paragraph" style:parent-style-name="Standard">
      <style:text-properties fo:font-weight="bold" officeooo:rsid="00240b7a" officeooo:paragraph-rsid="00240b7a" style:font-weight-asian="bold" style:font-weight-complex="bold"/>
    </style:style>
    <style:style style:name="P9" style:family="paragraph" style:parent-style-name="Standard">
      <style:text-properties fo:font-weight="bold" officeooo:rsid="00240b7a" officeooo:paragraph-rsid="0027760f" style:font-weight-asian="bold" style:font-weight-complex="bold"/>
    </style:style>
    <style:style style:name="P10" style:family="paragraph" style:parent-style-name="Standard">
      <style:text-properties fo:font-weight="bold" officeooo:rsid="00240b7a" officeooo:paragraph-rsid="0028de87" style:font-weight-asian="bold" style:font-weight-complex="bold"/>
    </style:style>
    <style:style style:name="P11" style:family="paragraph" style:parent-style-name="Standard">
      <style:text-properties fo:font-weight="bold" officeooo:rsid="00240b7a" officeooo:paragraph-rsid="002b4f2c"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2417ee" officeooo:paragraph-rsid="002417ee" style:font-weight-asian="bold" style:font-weight-complex="bold"/>
    </style:style>
    <style:style style:name="P14" style:family="paragraph" style:parent-style-name="Standard">
      <style:text-properties fo:font-weight="bold" officeooo:rsid="0028de87" officeooo:paragraph-rsid="0028de87" style:font-weight-asian="bold" style:font-weight-complex="bold"/>
    </style:style>
    <style:style style:name="P15" style:family="paragraph" style:parent-style-name="Standard">
      <style:text-properties fo:font-weight="bold" officeooo:rsid="0028de87" officeooo:paragraph-rsid="002b4f2c" style:font-weight-asian="bold" style:font-weight-complex="bold"/>
    </style:style>
    <style:style style:name="P16" style:family="paragraph" style:parent-style-name="Standard">
      <style:paragraph-properties fo:text-align="center" style:justify-single-word="false"/>
      <style:text-properties fo:font-weight="bold" officeooo:rsid="002b4f2c" officeooo:paragraph-rsid="002b4f2c" style:font-weight-asian="bold" style:font-weight-complex="bold"/>
    </style:style>
    <style:style style:name="P17" style:family="paragraph" style:parent-style-name="Table_20_Contents">
      <style:paragraph-properties fo:text-align="center" style:justify-single-word="false"/>
      <style:text-properties fo:font-weight="bold" officeooo:rsid="0020a2f1" officeooo:paragraph-rsid="0020a2f1" style:font-weight-asian="bold" style:font-weight-complex="bold"/>
    </style:style>
    <style:style style:name="P18" style:family="paragraph" style:parent-style-name="Standard">
      <style:text-properties style:text-underline-style="none"/>
    </style:style>
    <style:style style:name="P19" style:family="paragraph" style:parent-style-name="Standard">
      <style:text-properties officeooo:paragraph-rsid="00249440"/>
    </style:style>
    <style:style style:name="P20" style:family="paragraph" style:parent-style-name="Standard">
      <style:text-properties fo:color="#2a6099" loext:opacity="100%"/>
    </style:style>
    <style:style style:name="P21" style:family="paragraph" style:parent-style-name="Standard">
      <style:text-properties officeooo:paragraph-rsid="002995b4"/>
    </style:style>
    <style:style style:name="P22" style:family="paragraph" style:parent-style-name="Table_20_Contents">
      <style:text-properties officeooo:rsid="0020a2f1" officeooo:paragraph-rsid="0020a2f1"/>
    </style:style>
    <style:style style:name="P23" style:family="paragraph" style:parent-style-name="Table_20_Contents">
      <style:paragraph-properties fo:text-align="center" style:justify-single-word="false"/>
      <style:text-properties fo:font-style="italic" fo:font-weight="bold" officeooo:rsid="0018d3ae" officeooo:paragraph-rsid="0018d3ae" style:font-style-asian="italic" style:font-weight-asian="bold" style:font-style-complex="italic" style:font-weight-complex="bold"/>
    </style:style>
    <style:style style:name="P24" style:family="paragraph" style:parent-style-name="Table_20_Contents">
      <style:text-properties officeooo:rsid="0021fd1c" officeooo:paragraph-rsid="0021fd1c"/>
    </style:style>
    <style:style style:name="P25" style:family="paragraph" style:parent-style-name="Table_20_Contents">
      <style:text-properties officeooo:rsid="00227bf6" officeooo:paragraph-rsid="00227bf6"/>
    </style:style>
    <style:style style:name="P26" style:family="paragraph" style:parent-style-name="Table_20_Contents">
      <style:text-properties fo:font-size="8pt" style:font-size-asian="8pt" style:font-size-complex="8pt"/>
    </style:style>
    <style:style style:name="P27" style:family="paragraph" style:parent-style-name="Standard">
      <style:text-properties fo:font-weight="bold" officeooo:rsid="0018d3ae" officeooo:paragraph-rsid="001ecc16" style:font-weight-asian="bold" style:font-weight-complex="bold"/>
    </style:style>
    <style:style style:name="P28" style:family="paragraph" style:parent-style-name="Standard">
      <style:text-properties fo:font-weight="bold" officeooo:rsid="002b4f2c" officeooo:paragraph-rsid="002b4f2c" style:font-weight-asian="bold" style:font-weight-complex="bold"/>
    </style:style>
    <style:style style:name="P29" style:family="paragraph" style:parent-style-name="Standard">
      <style:paragraph-properties fo:text-align="center" style:justify-single-word="false"/>
      <style:text-properties fo:font-weight="bold" officeooo:rsid="002b4f2c" officeooo:paragraph-rsid="002b4f2c" style:font-weight-asian="bold" style:font-weight-complex="bold"/>
    </style:style>
    <style:style style:name="P30" style:family="paragraph" style:parent-style-name="Standard">
      <style:text-properties fo:font-weight="bold" officeooo:rsid="0028de87" officeooo:paragraph-rsid="002b4f2c" style:font-weight-asian="bold" style:font-weight-complex="bold"/>
    </style:style>
    <style:style style:name="P31" style:family="paragraph" style:parent-style-name="Standard">
      <style:text-properties fo:font-weight="bold" officeooo:rsid="0028de87" officeooo:paragraph-rsid="002df75f" style:font-weight-asian="bold" style:font-weight-complex="bold"/>
    </style:style>
    <style:style style:name="P32" style:family="paragraph" style:parent-style-name="Standard">
      <style:text-properties fo:font-weight="bold" officeooo:rsid="00240b7a" officeooo:paragraph-rsid="002df75f" style:font-weight-asian="bold" style:font-weight-complex="bold"/>
    </style:style>
    <style:style style:name="P33" style:family="paragraph" style:parent-style-name="Standard">
      <style:text-properties fo:font-weight="bold" officeooo:rsid="00240b7a" officeooo:paragraph-rsid="00318f86" style:font-weight-asian="bold" style:font-weight-complex="bold"/>
    </style:style>
    <style:style style:name="P34" style:family="paragraph" style:parent-style-name="Standard">
      <style:text-properties fo:font-weight="bold" officeooo:rsid="00240b7a" officeooo:paragraph-rsid="0035deb7" style:font-weight-asian="bold" style:font-weight-complex="bold"/>
    </style:style>
    <style:style style:name="P35" style:family="paragraph" style:parent-style-name="Standard">
      <style:text-properties fo:font-weight="bold" officeooo:rsid="002df75f" officeooo:paragraph-rsid="002df75f" style:font-weight-asian="bold" style:font-weight-complex="bold"/>
    </style:style>
    <style:style style:name="P36" style:family="paragraph" style:parent-style-name="Standard">
      <style:text-properties fo:font-weight="bold" officeooo:rsid="00323581" officeooo:paragraph-rsid="00323581" style:font-weight-asian="bold" style:font-weight-complex="bold"/>
    </style:style>
    <style:style style:name="P37" style:family="paragraph" style:parent-style-name="Standard">
      <style:paragraph-properties fo:text-align="center" style:justify-single-word="false"/>
      <style:text-properties fo:font-weight="bold" officeooo:rsid="00323581" officeooo:paragraph-rsid="00323581" style:font-weight-asian="bold" style:font-weight-complex="bold"/>
    </style:style>
    <style:style style:name="P38" style:family="paragraph" style:parent-style-name="Standard">
      <style:text-properties fo:font-weight="bold" officeooo:rsid="00323581" officeooo:paragraph-rsid="0035deb7" style:font-weight-asian="bold" style:font-weight-complex="bold"/>
    </style:style>
    <style:style style:name="P39" style:family="paragraph" style:parent-style-name="Standard">
      <style:text-properties fo:font-weight="bold" officeooo:rsid="0035deb7" officeooo:paragraph-rsid="0035deb7" style:font-weight-asian="bold" style:font-weight-complex="bold"/>
    </style:style>
    <style:style style:name="P40" style:family="paragraph" style:parent-style-name="Standard">
      <style:text-properties fo:font-weight="bold" officeooo:paragraph-rsid="002df75f"/>
    </style:style>
    <style:style style:name="P41" style:family="paragraph" style:parent-style-name="Standard">
      <style:text-properties style:text-underline-style="none" officeooo:rsid="00240b7a"/>
    </style:style>
    <style:style style:name="P42" style:family="paragraph" style:parent-style-name="Standard">
      <style:text-properties fo:color="#186429" loext:opacity="100%" style:text-line-through-style="none" style:text-line-through-type="none"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43"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44"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45"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46" style:family="paragraph" style:parent-style-name="Standard">
      <style:text-properties fo:font-variant="normal" fo:text-transform="none" fo:color="#212529" loext:opacity="100%" style:text-line-through-style="none" style:text-line-through-type="none" style:font-name="Inter" fo:font-size="16.5pt" fo:letter-spacing="normal"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47" style:family="paragraph" style:parent-style-name="Standard">
      <style:text-properties fo:color="#212529" loext:opacity="100%" style:text-line-through-style="none" style:text-line-through-type="none"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48" style:family="paragraph" style:parent-style-name="Standard">
      <style:text-properties officeooo:paragraph-rsid="002da813"/>
    </style:style>
    <style:style style:name="P49" style:family="paragraph" style:parent-style-name="Standard">
      <style:paragraph-properties fo:orphans="2" fo:widows="2"/>
      <style:text-properties officeooo:paragraph-rsid="002da813"/>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fo:font-weight="bold" officeooo:rsid="002b4f2c" style:font-weight-asian="bold" style:font-weight-complex="bold"/>
    </style:style>
    <style:style style:name="T7" style:family="text">
      <style:text-properties officeooo:rsid="0021fd1c"/>
    </style:style>
    <style:style style:name="T8" style:family="text">
      <style:text-properties officeooo:rsid="00240b7a"/>
    </style:style>
    <style:style style:name="T9" style:family="text">
      <style:text-properties fo:font-size="18pt" style:font-size-asian="18pt" style:font-size-complex="18pt"/>
    </style:style>
    <style:style style:name="T10" style:family="text">
      <style:text-properties fo:font-size="18pt" officeooo:rsid="0027760f" style:font-size-asian="18pt" style:font-size-complex="18pt"/>
    </style:style>
    <style:style style:name="T11" style:family="text">
      <style:text-properties fo:font-size="18pt" officeooo:rsid="002b4f2c" style:font-size-asian="18pt" style:font-size-complex="18pt"/>
    </style:style>
    <style:style style:name="T12" style:family="text">
      <style:text-properties fo:font-size="18pt" officeooo:rsid="002df75f" style:font-size-asian="18pt" style:font-size-complex="18pt"/>
    </style:style>
    <style:style style:name="T13" style:family="text">
      <style:text-properties fo:font-size="18pt" officeooo:rsid="00323581" style:font-size-asian="18pt" style:font-size-complex="18pt"/>
    </style:style>
    <style:style style:name="T14" style:family="text">
      <style:text-properties fo:font-size="18pt" officeooo:rsid="0035deb7" style:font-size-asian="18pt" style:font-size-complex="18pt"/>
    </style:style>
    <style:style style:name="T15" style:family="text">
      <style:text-properties fo:font-size="10pt"/>
    </style:style>
    <style:style style:name="T16" style:family="text">
      <style:text-properties style:text-underline-style="none"/>
    </style:style>
    <style:style style:name="T17" style:family="text">
      <style:text-properties style:text-underline-style="none" officeooo:rsid="00240b7a"/>
    </style:style>
    <style:style style:name="T18"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19"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20" style:family="text">
      <style:text-properties fo:font-variant="normal" fo:text-transform="none" fo:color="#212529" loext:opacity="100%" fo:letter-spacing="normal" officeooo:rsid="002da813"/>
    </style:style>
    <style:style style:name="T21" style:family="text">
      <style:text-properties fo:font-variant="normal" fo:text-transform="none" fo:color="#212529" loext:opacity="100%" style:font-name="Inter" fo:font-size="10pt" fo:letter-spacing="normal" fo:font-style="normal" fo:font-weight="normal"/>
    </style:style>
    <style:style style:name="T22"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3"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4"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23581" style:text-blinking="false" fo:background-color="#d4edda" loext:char-shading-value="0" loext:padding="0.049cm" loext:border-left="0.06pt solid #000000" loext:border-right="0.06pt solid #000000" loext:border-top="0.51pt solid #000000" loext:border-bottom="0.06pt solid #000000"/>
    </style:style>
    <style:style style:name="T2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23581"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6"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5deb7" style:text-blinking="false" fo:background-color="#d4edda" loext:char-shading-value="0" loext:padding="0.049cm" loext:border-left="0.06pt solid #000000" loext:border-right="0.06pt solid #000000" loext:border-top="0.51pt solid #000000" loext:border-bottom="0.06pt solid #000000"/>
    </style:style>
    <style:style style:name="T27"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35deb7"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8" style:family="text">
      <style:text-properties officeooo:rsid="0027760f"/>
    </style:style>
    <style:style style:name="T29" style:family="text">
      <style:text-properties officeooo:rsid="0028de87"/>
    </style:style>
    <style:style style:name="T30" style:family="text">
      <style:text-properties officeooo:rsid="002b4f2c"/>
    </style:style>
    <style:style style:name="T31" style:family="text">
      <style:text-properties officeooo:rsid="002da813"/>
    </style:style>
    <style:style style:name="T32" style:family="text">
      <style:text-properties officeooo:rsid="002df75f"/>
    </style:style>
    <style:style style:name="T33" style:family="text">
      <style:text-properties officeooo:rsid="002df75f" style:font-weight-asian="bold" style:font-weight-complex="bold"/>
    </style:style>
    <style:style style:name="T34" style:family="text">
      <style:text-properties officeooo:rsid="002fa1e7"/>
    </style:style>
    <style:style style:name="T35" style:family="text">
      <style:text-properties officeooo:rsid="00318f86"/>
    </style:style>
    <style:style style:name="T36" style:family="text">
      <style:text-properties officeooo:rsid="0035deb7"/>
    </style:style>
    <style:style style:name="T3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CLASIFICACIÓN </text:span><text:span text:style-name="T7">DE MÓDULOS</text:span><text:span text:style-name="T3"> POR USUARIOS :</text:span></text:p>
      <text:p text:style-name="P6"/>
      <text:p text:style-name="P3"><text:span text:style-name="T4">Generales </text:span><text:span text:style-name="T5">Todos</text:span><text:span text:style-name="T4">: *</text:span></text:p>
      <text:p text:style-name="P4">Ventas <text:s/></text:p>
      <text:p text:style-name="P4">Inventario <text:span text:style-name="T2"><text:s/></text:span></text:p>
      <text:p text:style-name="P4">Contabilidad </text:p>
      <text:p text:style-name="P4">Contactos /<text:span text:style-name="T3">Empleados – por funcionalidad </text:span></text:p>
      <text:p text:style-name="P4">Gastos </text:p>
      <text:p text:style-name="P4">Calendario</text:p>
      <text:p text:style-name="P3">Documentos</text:p>
      <text:p text:style-name="P3">Conversaciones</text:p>
      <text:p text:style-name="P3">Notas </text:p>
      <text:p text:style-name="P3"/>
      <text:p text:style-name="P7">De uso especifico: °</text:p>
      <text:p text:style-name="P3">Fabricación – </text:p>
      <text:p text:style-name="P3">Compra – </text:p>
      <text:p text:style-name="P3">Punto de Venta – </text:p>
      <text:p text:style-name="P3">Servicio de Asistencia – </text:p>
      <text:p text:style-name="P3"><text:span text:style-name="T3">F</text:span>lota<text:span text:style-name="T2">s – </text:span></text:p>
      <text:p text:style-name="P3">Código de barras – </text:p>
      <text:p text:style-name="P3"/>
      <text:p text:style-name="P7">Marketing: °°</text:p>
      <text:p text:style-name="P3">Eventos-</text:p>
      <text:p text:style-name="P3">CRM – </text:p>
      <text:p text:style-name="P3">Sitio web –</text:p>
      <text:p text:style-name="P3">Automatización de <text:span text:style-name="T1">marketing </text:span></text:p>
      <text:p text:style-name="P3">Marketing por correo – </text:p>
      <text:p text:style-name="P3"/>
      <text:p text:style-name="P3"/>
      <text:p text:style-name="P7">Nadie los usa: **</text:p>
      <text:p text:style-name="P3">Proyecto – </text:p>
      <text:p text:style-name="P3">Tiempo Personal – </text:p>
      <text:p text:style-name="P3"/>
      <text:p text:style-name="P3"/>
      <text:p text:style-name="P6">Exclusivos de Administradores:*<text:span text:style-name="T3">**</text:span></text:p>
      <text:p text:style-name="P3">Empleados – </text:p>
      <text:p text:style-name="P3">Aplicaciones - </text:p>
      <text:p text:style-name="P3">Depuración de Datos - </text:p>
      <text:p text:style-name="P3">Ajustes – </text:p>
      <text:p text:style-name="P3">Fabricación – </text:p>
      <text:p text:style-name="P3"/>
      <text:p text:style-name="P3"/>
      <text:p text:style-name="P3"/>
      <text:p text:style-name="P3"/>
      <text:p text:style-name="P3"/>
      <text:p text:style-name="P3"/>
      <text:p text:style-name="P4"/>
      <table:table table:name="Tabla1" table:style-name="Tabla1">
        <table:table-column table:style-name="Tabla1.A" table:number-columns-repeated="3"/>
        <text:soft-page-break/>
        <table:table-row>
          <table:table-cell table:style-name="Tabla1.A1" table:number-columns-spanned="3" office:value-type="string">
            <text:p text:style-name="P23">RELACIÓN GENERAL DE CURSOS POR MODULO Y/O VIDEOS ÚTILES</text:p>
          </table:table-cell>
          <table:covered-table-cell/>
          <table:covered-table-cell/>
        </table:table-row>
        <table:table-row>
          <table:table-cell table:style-name="Tabla1.A2" office:value-type="string">
            <text:p text:style-name="P17">Modulo </text:p>
          </table:table-cell>
          <table:table-cell table:style-name="Tabla1.A2" office:value-type="string">
            <text:p text:style-name="P17">Curso Odoo Involucrado</text:p>
          </table:table-cell>
          <table:table-cell table:style-name="Tabla1.C2" office:value-type="string">
            <text:p text:style-name="P17">Sugerencia de apoyo</text:p>
          </table:table-cell>
        </table:table-row>
        <table:table-row>
          <table:table-cell table:style-name="Tabla1.A2" office:value-type="string">
            <text:p text:style-name="P4">Ventas </text:p>
          </table:table-cell>
          <table:table-cell table:style-name="Tabla1.A2" office:value-type="string">
            <text:p text:style-name="P25">Sales</text:p>
          </table:table-cell>
          <table:table-cell table:style-name="Tabla1.C2" office:value-type="string">
            <text:p text:style-name="Table_20_Contents"/>
          </table:table-cell>
        </table:table-row>
        <table:table-row>
          <table:table-cell table:style-name="Tabla1.A2" office:value-type="string">
            <text:p text:style-name="P4">Inventario <text:span text:style-name="T2"><text:s/></text:span></text:p>
          </table:table-cell>
          <table:table-cell table:style-name="Tabla1.A2" office:value-type="string">
            <text:p text:style-name="P25">*Inventory</text:p>
          </table:table-cell>
          <table:table-cell table:style-name="Tabla1.C2" office:value-type="string">
            <text:p text:style-name="Table_20_Contents"/>
          </table:table-cell>
        </table:table-row>
        <table:table-row>
          <table:table-cell table:style-name="Tabla1.A2" office:value-type="string">
            <text:p text:style-name="P4">Contabilidad </text:p>
          </table:table-cell>
          <table:table-cell table:style-name="Tabla1.A2" office:value-type="string">
            <text:p text:style-name="P25">*Accounting and Invoicing</text:p>
          </table:table-cell>
          <table:table-cell table:style-name="Tabla1.C2" office:value-type="string">
            <text:p text:style-name="Table_20_Contents"/>
          </table:table-cell>
        </table:table-row>
        <table:table-row>
          <table:table-cell table:style-name="Tabla1.A2" office:value-type="string">
            <text:p text:style-name="P4">Contactos /<text:span text:style-name="T3">Empleados</text:span></text:p>
          </table:table-cell>
          <table:table-cell table:style-name="Tabla1.A2" office:value-type="string">
            <text:p text:style-name="P25">Getting Started/ Using odoo</text:p>
          </table:table-cell>
          <table:table-cell table:style-name="Tabla1.C2" office:value-type="string">
            <text:p text:style-name="Table_20_Contents"/>
          </table:table-cell>
        </table:table-row>
        <table:table-row>
          <table:table-cell table:style-name="Tabla1.A2" office:value-type="string">
            <text:p text:style-name="P4">Gastos </text:p>
          </table:table-cell>
          <table:table-cell table:style-name="Tabla1.A2" office:value-type="string">
            <text:p text:style-name="Table_20_Contents"/>
          </table:table-cell>
          <table:table-cell table:style-name="Tabla1.C2" office:value-type="string">
            <text:p text:style-name="P26"><text:span text:style-name="T8">Muy Breve -- </text:span><text:a xlink:type="simple" xlink:href="https://www.youtube.com/watch?v=1raVJEHLqQA" text:style-name="Internet_20_link" text:visited-style-name="Visited_20_Internet_20_Link">https://www.youtube.com/watch?v=1raVJEHLqQA</text:a></text:p>
            <text:p text:style-name="P26"/>
            <text:p text:style-name="P26"><text:span text:style-name="T8">Vauxoo -- </text:span><text:a xlink:type="simple" xlink:href="https://www.youtube.com/watch?v=0IJ_m7xAvMA" text:style-name="Internet_20_link" text:visited-style-name="Visited_20_Internet_20_Link">https://www.youtube.com/watch?v=0IJ_m7xAvMA</text:a></text:p>
            <text:p text:style-name="P26"/>
          </table:table-cell>
        </table:table-row>
        <table:table-row>
          <table:table-cell table:style-name="Tabla1.A2" office:value-type="string">
            <text:p text:style-name="P4">Calendario</text:p>
          </table:table-cell>
          <table:table-cell table:style-name="Tabla1.A2" office:value-type="string">
            <text:p text:style-name="P25">Getting Started/ using Odoo</text:p>
          </table:table-cell>
          <table:table-cell table:style-name="Tabla1.C2" office:value-type="string">
            <text:p text:style-name="Table_20_Contents"/>
          </table:table-cell>
        </table:table-row>
        <table:table-row>
          <table:table-cell table:style-name="Tabla1.A2" office:value-type="string">
            <text:p text:style-name="P4">Documentos</text:p>
          </table:table-cell>
          <table:table-cell table:style-name="Tabla1.A2" office:value-type="string">
            <text:p text:style-name="P25">Documents </text:p>
          </table:table-cell>
          <table:table-cell table:style-name="Tabla1.C2" office:value-type="string">
            <text:p text:style-name="Table_20_Contents"/>
          </table:table-cell>
        </table:table-row>
        <table:table-row>
          <table:table-cell table:style-name="Tabla1.A2" office:value-type="string">
            <text:p text:style-name="P4">Conversaciones</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Notas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Compra</text:p>
          </table:table-cell>
          <table:table-cell table:style-name="Tabla1.A2" office:value-type="string">
            <text:p text:style-name="P25">*Purchase</text:p>
          </table:table-cell>
          <table:table-cell table:style-name="Tabla1.C2" office:value-type="string">
            <text:p text:style-name="Table_20_Contents"/>
          </table:table-cell>
        </table:table-row>
        <table:table-row>
          <table:table-cell table:style-name="Tabla1.A2" office:value-type="string">
            <text:p text:style-name="P4">Punto de Venta</text:p>
          </table:table-cell>
          <table:table-cell table:style-name="Tabla1.A2" office:value-type="string">
            <text:p text:style-name="P25">Point of Sale</text:p>
          </table:table-cell>
          <table:table-cell table:style-name="Tabla1.C2" office:value-type="string">
            <text:p text:style-name="Table_20_Contents"/>
          </table:table-cell>
        </table:table-row>
        <table:table-row>
          <table:table-cell table:style-name="Tabla1.A2" office:value-type="string">
            <text:p text:style-name="P4">Servicio de Asistencia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text:span text:style-name="T3">F</text:span>lota</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Código de barras</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2">Fabricación</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Proyecto</text:p>
          </table:table-cell>
          <table:table-cell table:style-name="Tabla1.A2" office:value-type="string">
            <text:p text:style-name="P25">*Proyect &amp; Timesheets</text:p>
          </table:table-cell>
          <table:table-cell table:style-name="Tabla1.C2" office:value-type="string">
            <text:p text:style-name="Table_20_Contents"/>
          </table:table-cell>
        </table:table-row>
        <table:table-row>
          <table:table-cell table:style-name="Tabla1.A2" office:value-type="string">
            <text:p text:style-name="P24">Tiempo Personal</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Eventos</text:p>
          </table:table-cell>
          <table:table-cell table:style-name="Tabla1.A2" office:value-type="string">
            <text:p text:style-name="P25">*Events</text:p>
          </table:table-cell>
          <table:table-cell table:style-name="Tabla1.C2" office:value-type="string">
            <text:p text:style-name="Table_20_Contents"/>
          </table:table-cell>
        </table:table-row>
        <table:table-row>
          <table:table-cell table:style-name="Tabla1.A2" office:value-type="string">
            <text:p text:style-name="P24">CRM</text:p>
          </table:table-cell>
          <table:table-cell table:style-name="Tabla1.A2" office:value-type="string">
            <text:p text:style-name="P25">*CRM</text:p>
          </table:table-cell>
          <table:table-cell table:style-name="Tabla1.C2" office:value-type="string">
            <text:p text:style-name="Table_20_Contents"/>
          </table:table-cell>
        </table:table-row>
        <table:table-row>
          <table:table-cell table:style-name="Tabla1.A2" office:value-type="string">
            <text:p text:style-name="P24">Sitio web</text:p>
          </table:table-cell>
          <table:table-cell table:style-name="Tabla1.A2" office:value-type="string">
            <text:p text:style-name="P25">WebSite</text:p>
          </table:table-cell>
          <table:table-cell table:style-name="Tabla1.C2" office:value-type="string">
            <text:p text:style-name="Table_20_Contents"/>
          </table:table-cell>
        </table:table-row>
        <table:table-row>
          <table:table-cell table:style-name="Tabla1.A2" office:value-type="string">
            <text:p text:style-name="P24">Automatización de marketing</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Marketing por correo</text:p>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8"><text:soft-page-break/>Modulo: <text:span text:style-name="T9">Ventas</text:span> <text:s text:c="94"/>Odoo Tutorials: Sales</text:p>
      <text:p text:style-name="P8"><text:s text:c="79"/>Link : <text:a xlink:type="simple" xlink:href="https://www.odoo.com/es_ES/slides/sales-17" text:style-name="Internet_20_link" text:visited-style-name="Visited_20_Internet_20_Link">https://www.odoo.com/es_ES/slides/sales-17</text:a> </text:p>
      <text:p text:style-name="P8"/>
      <text:p text:style-name="P8">Conceptos básicos de ventas y su primera cotización.</text:p>
      <text:p text:style-name="Standard">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16">Agregándolos directamente en la cotización</text:span></text:a><text:span text:style-name="T17">*</text:span></text:p>
      <text:p text:style-name="Standard"><text:a xlink:type="simple" xlink:href="https://www.odoo.com/es_ES/slides/slide/sales-basics-and-your-first-quotation-610?fullscreen=1&amp;quiz=1#" text:style-name="Internet_20_link" text:visited-style-name="Visited_20_Internet_20_Link"><text:span text:style-name="T16">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16">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16">Configurándolo en la configuración de la aplicación de ventas.</text:span></text:a></text:p>
      <text:p text:style-name="P18"/>
      <text:p text:style-name="Standard">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16">No</text:span></text:a></text:p>
      <text:p text:style-name="Standard"><text:a xlink:type="simple" xlink:href="https://www.odoo.com/es_ES/slides/slide/sales-basics-and-your-first-quotation-610?fullscreen=1&amp;quiz=1#" text:style-name="Internet_20_link" text:visited-style-name="Visited_20_Internet_20_Link"><text:span text:style-name="T16">Sí</text:span></text:a><text:span text:style-name="T17">*</text:span></text:p>
      <text:p text:style-name="P18"/>
      <text:p text:style-name="Standard">3.¿El envío de la cotización por correo electrónico la convierte en una orden de venta?<text:a xlink:type="simple" xlink:href="https://www.odoo.com/es_ES/slides/slide/sales-basics-and-your-first-quotation-610?fullscreen=1&amp;quiz=1#" text:style-name="Internet_20_link" text:visited-style-name="Visited_20_Internet_20_Link"><text:line-break/><text:span text:style-name="T16">Sí</text:span></text:a></text:p>
      <text:p text:style-name="Standard"><text:a xlink:type="simple" xlink:href="https://www.odoo.com/es_ES/slides/slide/sales-basics-and-your-first-quotation-610?fullscreen=1&amp;quiz=1#" text:style-name="Internet_20_link" text:visited-style-name="Visited_20_Internet_20_Link"><text:span text:style-name="T16">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16">N</text:span><text:span text:style-name="T17">o*</text:span></text:a></text:p>
      <text:p text:style-name="Standard"/>
      <text:p text:style-name="Standard">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16">Suma</text:span></text:a></text:p>
      <text:p text:style-name="Standard"><text:a xlink:type="simple" xlink:href="https://www.odoo.com/es_ES/slides/slide/sales-basics-and-your-first-quotation-610?fullscreen=1&amp;quiz=1#" text:style-name="Internet_20_link" text:visited-style-name="Visited_20_Internet_20_Link"><text:span text:style-name="T16">Sustracción</text:span></text:a></text:p>
      <text:p text:style-name="Standard"><text:a xlink:type="simple" xlink:href="https://www.odoo.com/es_ES/slides/slide/sales-basics-and-your-first-quotation-610?fullscreen=1&amp;quiz=1#" text:style-name="Internet_20_link" text:visited-style-name="Visited_20_Internet_20_Link"><text:span text:style-name="T16">Multiplicación</text:span></text:a></text:p>
      <text:p text:style-name="Standard"><text:a xlink:type="simple" xlink:href="https://www.odoo.com/es_ES/slides/slide/sales-basics-and-your-first-quotation-610?fullscreen=1&amp;quiz=1#" text:style-name="Internet_20_link" text:visited-style-name="Visited_20_Internet_20_Link"><text:span text:style-name="T16">División</text:span></text:a></text:p>
      <text:p text:style-name="Standard"><text:a xlink:type="simple" xlink:href="https://www.odoo.com/es_ES/slides/slide/sales-basics-and-your-first-quotation-610?fullscreen=1&amp;quiz=1#" text:style-name="Internet_20_link" text:visited-style-name="Visited_20_Internet_20_Link"><text:span text:style-name="T16">Todos ellos</text:span></text:a><text:span text:style-name="T17">*</text:span></text:p>
      <text:p text:style-name="P41"/>
      <text:p text:style-name="P12">Variantes de productos</text:p>
      <text:p text:style-name="Standard">1.¿Es posible establecer un precio diferente para cada variante?</text:p>
      <text:p text:style-name="P20">Sí *</text:p>
      <text:p text:style-name="P20">No</text:p>
      <text:p text:style-name="Standard"/>
      <text:p text:style-name="Standard">2.¿Cuáles son los diferentes tipos de atributos?</text:p>
      <text:p text:style-name="Standard"><text:a xlink:type="simple" xlink:href="https://www.odoo.com/es_ES/slides/slide/product-variants-611?fullscreen=1&amp;quiz=1#" text:style-name="Internet_20_link" text:visited-style-name="Visited_20_Internet_20_Link"><text:span text:style-name="T16">Radio, Selección, Color</text:span></text:a></text:p>
      <text:p text:style-name="Standard"><text:a xlink:type="simple" xlink:href="https://www.odoo.com/es_ES/slides/slide/product-variants-611?fullscreen=1&amp;quiz=1#" text:style-name="Internet_20_link" text:visited-style-name="Visited_20_Internet_20_Link"><text:span text:style-name="T16">Cheque, Radio, Selección</text:span></text:a></text:p>
      <text:p text:style-name="Standard"><text:a xlink:type="simple" xlink:href="https://www.odoo.com/es_ES/slides/slide/product-variants-611?fullscreen=1&amp;quiz=1#" text:style-name="Internet_20_link" text:visited-style-name="Visited_20_Internet_20_Link">Radio, Seleccionar, Color</text:a><text:span text:style-name="T16"> *</text:span></text:p>
      <text:p text:style-name="Standard"><text:a xlink:type="simple" xlink:href="https://www.odoo.com/es_ES/slides/slide/product-variants-611?fullscreen=1&amp;quiz=1#" text:style-name="Internet_20_link" text:visited-style-name="Visited_20_Internet_20_Link"><text:span text:style-name="T16">Comprobar, Color, Booleano</text:span></text:a></text:p>
      <text:p text:style-name="Standard"><text:a xlink:type="simple" xlink:href="https://www.odoo.com/es_ES/slides/slide/product-variants-611?fullscreen=1&amp;quiz=1#" text:style-name="Internet_20_link" text:visited-style-name="Visited_20_Internet_20_Link"><text:span text:style-name="T16">Booleano, Selección, Color</text:span></text:a></text:p>
      <text:p text:style-name="Standard"><text:a xlink:type="simple" xlink:href="https://www.odoo.com/es_ES/slides/slide/product-variants-611?fullscreen=1&amp;quiz=1#" text:style-name="Internet_20_link" text:visited-style-name="Visited_20_Internet_20_Link"><text:span text:style-name="T16">Booleano, Radio, Seleccionar</text:span></text:a></text:p>
      <text:p text:style-name="P13"/>
      <text:p text:style-name="P19">3.Si tengo dos atributos, uno con 3 artículos, el otro con 4, ¿cuántas variantes tendrá mi producto?<text:a xlink:type="simple" xlink:href="https://www.odoo.com/es_ES/slides/slide/product-variants-611?fullscreen=1&amp;quiz=1#" text:style-name="Internet_20_link" text:visited-style-name="Visited_20_Internet_20_Link"><text:line-break/>3</text:a></text:p>
      <text:p text:style-name="Standard"><text:a xlink:type="simple" xlink:href="https://www.odoo.com/es_ES/slides/slide/product-variants-611?fullscreen=1&amp;quiz=1#" text:style-name="Internet_20_link" text:visited-style-name="Visited_20_Internet_20_Link">4</text:a></text:p>
      <text:p text:style-name="Standard"><text:a xlink:type="simple" xlink:href="https://www.odoo.com/es_ES/slides/slide/product-variants-611?fullscreen=1&amp;quiz=1#" text:style-name="Internet_20_link" text:visited-style-name="Visited_20_Internet_20_Link">7</text:a></text:p>
      <text:p text:style-name="Standard"><text:a xlink:type="simple" xlink:href="https://www.odoo.com/es_ES/slides/slide/product-variants-611?fullscreen=1&amp;quiz=1#" text:style-name="Internet_20_link" text:visited-style-name="Visited_20_Internet_20_Link">12</text:a>*</text:p>
      <text:p text:style-name="Standard"><text:a xlink:type="simple" xlink:href="https://www.odoo.com/es_ES/slides/slide/product-variants-611?fullscreen=1&amp;quiz=1#" text:style-name="Internet_20_link" text:visited-style-name="Visited_20_Internet_20_Link">15</text:a></text:p>
      <text:p text:style-name="Standard"><text:a xlink:type="simple" xlink:href="https://www.odoo.com/es_ES/slides/slide/product-variants-611?fullscreen=1&amp;quiz=1#" text:style-name="Internet_20_link" text:visited-style-name="Visited_20_Internet_20_Link">17</text:a></text:p>
      <text:p text:style-name="P12"><text:soft-page-break/>Cotización en línea</text:p>
      <text:p text:style-name="Standard">1.¿La cotización en línea permite aumentar las ventas?</text:p>
      <text:p text:style-name="Standard"><text:a xlink:type="simple" xlink:href="https://www.odoo.com/es_ES/slides/slide/online-quotation-612?fullscreen=1&amp;quiz=1#" text:style-name="Internet_20_link" text:visited-style-name="Visited_20_Internet_20_Link"><text:line-break/><text:span text:style-name="T16">Sí</text:span></text:a></text:p>
      <text:p text:style-name="Standard"><text:a xlink:type="simple" xlink:href="https://www.odoo.com/es_ES/slides/slide/online-quotation-612?fullscreen=1&amp;quiz=1#" text:style-name="Internet_20_link" text:visited-style-name="Visited_20_Internet_20_Link">No</text:a><text:span text:style-name="T16">*</text:span></text:p>
      <text:p text:style-name="Standard"><text:a xlink:type="simple" xlink:href="https://www.odoo.com/es_ES/slides/slide/online-quotation-612?fullscreen=1&amp;quiz=1#" text:style-name="Internet_20_link" text:visited-style-name="Visited_20_Internet_20_Link"><text:span text:style-name="T16">Solo en el entorno de prueba</text:span></text:a></text:p>
      <text:p text:style-name="Standard"><text:a xlink:type="simple" xlink:href="https://www.odoo.com/es_ES/slides/slide/online-quotation-612?fullscreen=1&amp;quiz=1#" text:style-name="Internet_20_link" text:visited-style-name="Visited_20_Internet_20_Link"><text:span text:style-name="T16">Solo en el entorno de producción.</text:span></text:a></text:p>
      <text:p text:style-name="Standard"/>
      <text:p text:style-name="Standard">2.¿Puedo realizar ventas cruzadas en mis cotizaciones en línea?</text:p>
      <text:p text:style-name="Standard"><text:a xlink:type="simple" xlink:href="https://www.odoo.com/es_ES/slides/slide/online-quotation-612?fullscreen=1&amp;quiz=1#" text:style-name="Internet_20_link" text:visited-style-name="Visited_20_Internet_20_Link">Sí</text:a>*</text:p>
      <text:p text:style-name="Standard"><text:a xlink:type="simple" xlink:href="https://www.odoo.com/es_ES/slides/slide/online-quotation-612?fullscreen=1&amp;quiz=1#" text:style-name="Internet_20_link" text:visited-style-name="Visited_20_Internet_20_Link">Solo con la aplicación de comercio electrónico instalada</text:a></text:p>
      <text:p text:style-name="Standard"><text:a xlink:type="simple" xlink:href="https://www.odoo.com/es_ES/slides/slide/online-quotation-612?fullscreen=1&amp;quiz=1#" text:style-name="Internet_20_link" text:visited-style-name="Visited_20_Internet_20_Link">Solo en el entorno de producción.</text:a></text:p>
      <text:p text:style-name="Standard"><text:a xlink:type="simple" xlink:href="https://www.odoo.com/es_ES/slides/slide/online-quotation-612?fullscreen=1&amp;quiz=1#" text:style-name="Internet_20_link" text:visited-style-name="Visited_20_Internet_20_Link">No</text:a></text:p>
      <text:p text:style-name="P42"/>
      <text:p text:style-name="Standard">3.¿Qué permite la cotización en línea?</text:p>
      <text:p text:style-name="Standard"><text:a xlink:type="simple" xlink:href="https://www.odoo.com/es_ES/slides/slide/online-quotation-612?fullscreen=1&amp;quiz=1#" text:style-name="Internet_20_link" text:visited-style-name="Visited_20_Internet_20_Link"><text:line-break/>Para firmar en línea</text:a></text:p>
      <text:p text:style-name="Standard">P<text:a xlink:type="simple" xlink:href="https://www.odoo.com/es_ES/slides/slide/online-quotation-612?fullscreen=1&amp;quiz=1#" text:style-name="Internet_20_link" text:visited-style-name="Visited_20_Internet_20_Link">ara pagar en línea</text:a></text:p>
      <text:p text:style-name="Standard"><text:a xlink:type="simple" xlink:href="https://www.odoo.com/es_ES/slides/slide/online-quotation-612?fullscreen=1&amp;quiz=1#" text:style-name="Internet_20_link" text:visited-style-name="Visited_20_Internet_20_Link">Ambos</text:a>*</text:p>
      <text:p text:style-name="Standard"><text:a xlink:type="simple" xlink:href="https://www.odoo.com/es_ES/slides/slide/online-quotation-612?fullscreen=1&amp;quiz=1#" text:style-name="Internet_20_link" text:visited-style-name="Visited_20_Internet_20_Link">Ninguna de las anteriores</text:a></text:p>
      <text:p text:style-name="Standard"/>
      <text:p text:style-name="P12">Precios de entrega</text:p>
      <text:p text:style-name="Standard">1.¿Cuáles son los gastos de envío predeterminados cuando agrego los gastos de envío?</text:p>
      <text:p text:style-name="Standard">0*<text:a xlink:type="simple" xlink:href="https://www.odoo.com/es_ES/slides/slide/delivery-prices-613?fullscreen=1&amp;quiz=1#" text:style-name="Internet_20_link" text:visited-style-name="Visited_20_Internet_20_Link"><text:line-break/>5</text:a></text:p>
      <text:p text:style-name="Standard"><text:a xlink:type="simple" xlink:href="https://www.odoo.com/es_ES/slides/slide/delivery-prices-613?fullscreen=1&amp;quiz=1#" text:style-name="Internet_20_link" text:visited-style-name="Visited_20_Internet_20_Link">60</text:a></text:p>
      <text:p text:style-name="Standard"><text:a xlink:type="simple" xlink:href="https://www.odoo.com/es_ES/slides/slide/delivery-prices-613?fullscreen=1&amp;quiz=1#" text:style-name="Internet_20_link" text:visited-style-name="Visited_20_Internet_20_Link">Odoo no crea un método de envío predeterminado, incluidos los gastos de envío</text:a></text:p>
      <text:p text:style-name="Standard"/>
      <text:p text:style-name="Standard">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line-break/>Puede utilizar un método de envío basado en reglas con dos condiciones.</text:a>*</text:p>
      <text:p text:style-name="Standard"><text:a xlink:type="simple" xlink:href="https://www.odoo.com/es_ES/slides/slide/delivery-prices-613?fullscreen=1&amp;quiz=1#" text:style-name="Internet_20_link" text:visited-style-name="Visited_20_Internet_20_Link">Puede utilizar un método de envío basado en reglas con una condición.</text:a></text:p>
      <text:p text:style-name="Standard"><text:a xlink:type="simple" xlink:href="https://www.odoo.com/es_ES/slides/slide/delivery-prices-613?fullscreen=1&amp;quiz=1#" text:style-name="Internet_20_link" text:visited-style-name="Visited_20_Internet_20_Link">Puede crear dos métodos de envío diferentes, cada conjunto con su propio precio y peso.</text:a></text:p>
      <text:p text:style-name="Standard"><text:a xlink:type="simple" xlink:href="https://www.odoo.com/es_ES/slides/slide/delivery-prices-613?fullscreen=1&amp;quiz=1#" text:style-name="Internet_20_link" text:visited-style-name="Visited_20_Internet_20_Link">Odoo lo hace automáticamente.</text:a></text:p>
      <text:p text:style-name="P43"/>
      <text:p text:style-name="P12">Plazos de entrega</text:p>
      <text:p text:style-name="Standard">1.¿Cuál es el impacto de agregar 2 días en el tiempo de entrega del cliente?<text:a xlink:type="simple" xlink:href="https://www.odoo.com/es_ES/slides/slide/delivery-lead-times-614?fullscreen=1&amp;quiz=1#" text:style-name="Internet_20_link" text:visited-style-name="Visited_20_Internet_20_Link"><text:line-break/>El cliente dispondrá de dos días extra para validar su cotización</text:a></text:p>
      <text:p text:style-name="Standard"><text:a xlink:type="simple" xlink:href="https://www.odoo.com/es_ES/slides/slide/delivery-lead-times-614?fullscreen=1&amp;quiz=1#" text:style-name="Internet_20_link" text:visited-style-name="Visited_20_Internet_20_Link">Los pedidos de entrega se programarán 2 días antes</text:a></text:p>
      <text:p text:style-name="Standard"><text:a xlink:type="simple" xlink:href="https://www.odoo.com/es_ES/slides/slide/delivery-lead-times-614?fullscreen=1&amp;quiz=1#" text:style-name="Internet_20_link" text:visited-style-name="Visited_20_Internet_20_Link">Los pedidos de entrega se programarán 2 días después.</text:a>*</text:p>
      <text:p text:style-name="Standard"/>
      <text:p text:style-name="Standard">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02/07</text:a>*</text:p>
      <text:p text:style-name="Standard"><text:a xlink:type="simple" xlink:href="https://www.odoo.com/es_ES/slides/slide/delivery-lead-times-614?fullscreen=1&amp;quiz=1#" text:style-name="Internet_20_link" text:visited-style-name="Visited_20_Internet_20_Link">02/08</text:a></text:p>
      <text:p text:style-name="Standard"><text:a xlink:type="simple" xlink:href="https://www.odoo.com/es_ES/slides/slide/delivery-lead-times-614?fullscreen=1&amp;quiz=1#" text:style-name="Internet_20_link" text:visited-style-name="Visited_20_Internet_20_Link">02/06</text:a></text:p>
      <text:p text:style-name="Standard"><text:a xlink:type="simple" xlink:href="https://www.odoo.com/es_ES/slides/slide/delivery-lead-times-614?fullscreen=1&amp;quiz=1#" text:style-name="Internet_20_link" text:visited-style-name="Visited_20_Internet_20_Link">01/08</text:a></text:p>
      <text:p text:style-name="Standard"><text:a xlink:type="simple" xlink:href="https://www.odoo.com/es_ES/slides/slide/delivery-lead-times-614?fullscreen=1&amp;quiz=1#" text:style-name="Internet_20_link" text:visited-style-name="Visited_20_Internet_20_Link"><text:soft-page-break/>01/06</text:a></text:p>
      <text:p text:style-name="Standard"><text:a xlink:type="simple" xlink:href="https://www.odoo.com/es_ES/slides/slide/delivery-lead-times-614?fullscreen=1&amp;quiz=1#" text:style-name="Internet_20_link" text:visited-style-name="Visited_20_Internet_20_Link">01/07</text:a></text:p>
      <text:p text:style-name="Standard"/>
      <text:p text:style-name="P12">Envío directo</text:p>
      <text:p text:style-name="Standard">1.¿Necesito instalar la aplicación de compras para usar la función Dropshipping?</text:p>
      <text:p text:style-name="Standard">No</text:p>
      <text:p text:style-name="Standard">Sí*</text:p>
      <text:p text:style-name="Standard"/>
      <text:p text:style-name="Standard">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Esperando Otra Operación</text:a></text:p>
      <text:p text:style-name="Standard"><text:a xlink:type="simple" xlink:href="https://www.odoo.com/es_ES/slides/slide/dropshipping-617?fullscreen=1&amp;quiz=1#" text:style-name="Internet_20_link" text:visited-style-name="Visited_20_Internet_20_Link">Cotización</text:a></text:p>
      <text:p text:style-name="Standard"><text:a xlink:type="simple" xlink:href="https://www.odoo.com/es_ES/slides/slide/dropshipping-617?fullscreen=1&amp;quiz=1#" text:style-name="Internet_20_link" text:visited-style-name="Visited_20_Internet_20_Link">Órdenes de venta</text:a>*</text:p>
      <text:p text:style-name="Standard"><text:a xlink:type="simple" xlink:href="https://www.odoo.com/es_ES/slides/slide/dropshipping-617?fullscreen=1&amp;quiz=1#" text:style-name="Internet_20_link" text:visited-style-name="Visited_20_Internet_20_Link">Orden de compra</text:a></text:p>
      <text:p text:style-name="P47"/>
      <text:p text:style-name="Standard">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La entrega se moverá automáticamente a "Listo".</text:a>*</text:p>
      <text:p text:style-name="Standard"><text:a xlink:type="simple" xlink:href="https://www.odoo.com/es_ES/slides/slide/dropshipping-617?fullscreen=1&amp;quiz=1#" text:style-name="Internet_20_link" text:visited-style-name="Visited_20_Internet_20_Link">Tendrás que entregar el producto.</text:a></text:p>
      <text:p text:style-name="Standard"><text:a xlink:type="simple" xlink:href="https://www.odoo.com/es_ES/slides/slide/dropshipping-617?fullscreen=1&amp;quiz=1#" text:style-name="Internet_20_link" text:visited-style-name="Visited_20_Internet_20_Link">Necesitas actualizar tu stock</text:a></text:p>
      <text:p text:style-name="P42"/>
      <text:p text:style-name="Standard">4.¿Dónde puedo activar esta función de Dropshipping?<text:a xlink:type="simple" xlink:href="https://www.odoo.com/es_ES/slides/slide/dropshipping-617?fullscreen=1&amp;quiz=1#" text:style-name="Internet_20_link" text:visited-style-name="Visited_20_Internet_20_Link"><text:line-break/>En los ajustes de la configuración de la aplicación Ventas</text:a></text:p>
      <text:p text:style-name="Standard"><text:a xlink:type="simple" xlink:href="https://www.odoo.com/es_ES/slides/slide/dropshipping-617?fullscreen=1&amp;quiz=1#" text:style-name="Internet_20_link" text:visited-style-name="Visited_20_Internet_20_Link">En los ajustes de la configuración de la aplicación de Compra</text:a>*</text:p>
      <text:p text:style-name="Standard"><text:a xlink:type="simple" xlink:href="https://www.odoo.com/es_ES/slides/slide/dropshipping-617?fullscreen=1&amp;quiz=1#" text:style-name="Internet_20_link" text:visited-style-name="Visited_20_Internet_20_Link">En la configuración general</text:a></text:p>
      <text:p text:style-name="Standard"><text:a xlink:type="simple" xlink:href="https://www.odoo.com/es_ES/slides/slide/dropshipping-617?fullscreen=1&amp;quiz=1#" text:style-name="Internet_20_link" text:visited-style-name="Visited_20_Internet_20_Link">Todo lo anterior</text:a></text:p>
      <text:p text:style-name="Standard"><text:a xlink:type="simple" xlink:href="https://www.odoo.com/es_ES/slides/slide/dropshipping-617?fullscreen=1&amp;quiz=1#" text:style-name="Internet_20_link" text:visited-style-name="Visited_20_Internet_20_Link">Ninguno de los anteriores</text:a></text:p>
      <text:p text:style-name="P44"/>
      <text:p text:style-name="P12">Listas de precios – Múltiples</text:p>
      <text:p text:style-name="Standard">1.¿Puedo mostrar los descuentos que doy a mis clientes?</text:p>
      <text:p text:style-name="Standard">Sí*<text:a xlink:type="simple" xlink:href="https://www.odoo.com/es_ES/slides/slide/pricelists-multiple-615?fullscreen=1&amp;quiz=1#" text:style-name="Internet_20_link" text:visited-style-name="Visited_20_Internet_20_Link"><text:line-break/>No</text:a></text:p>
      <text:p text:style-name="Standard"><text:a xlink:type="simple" xlink:href="https://www.odoo.com/es_ES/slides/slide/pricelists-multiple-615?fullscreen=1&amp;quiz=1#" text:style-name="Internet_20_link" text:visited-style-name="Visited_20_Internet_20_Link">Solo si usa listas de precios en todos los productos</text:a></text:p>
      <text:p text:style-name="Standard"><text:a xlink:type="simple" xlink:href="https://www.odoo.com/es_ES/slides/slide/pricelists-multiple-615?fullscreen=1&amp;quiz=1#" text:style-name="Internet_20_link" text:visited-style-name="Visited_20_Internet_20_Link">Solo si usa listas de precios en una categoría de productos</text:a></text:p>
      <text:p text:style-name="P46"/>
      <text:p text:style-name="Standard">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Al agregar la lista de precios a un contacto</text:a></text:p>
      <text:p text:style-name="Standard"><text:a xlink:type="simple" xlink:href="https://www.odoo.com/es_ES/slides/slide/pricelists-multiple-615?fullscreen=1&amp;quiz=1#" text:style-name="Internet_20_link" text:visited-style-name="Visited_20_Internet_20_Link">Debe agregar un precio para la lista de precios en el formulario del producto y hacer referencia a la lista de precios en un formulario de contacto</text:a>*</text:p>
      <text:p text:style-name="Standard"><text:a xlink:type="simple" xlink:href="https://www.odoo.com/es_ES/slides/slide/pricelists-multiple-615?fullscreen=1&amp;quiz=1#" text:style-name="Internet_20_link" text:visited-style-name="Visited_20_Internet_20_Link">no puedes hacer eso</text:a></text:p>
      <text:p text:style-name="Standard"><text:a xlink:type="simple" xlink:href="https://www.odoo.com/es_ES/slides/slide/pricelists-multiple-615?fullscreen=1&amp;quiz=1#" text:style-name="Internet_20_link" text:visited-style-name="Visited_20_Internet_20_Link">Agregando un precio para ellos en un formulario de producto</text:a></text:p>
      <text:p text:style-name="Standard"><text:a xlink:type="simple" xlink:href="https://www.odoo.com/es_ES/slides/slide/pricelists-multiple-615?fullscreen=1&amp;quiz=1#" text:style-name="Internet_20_link" text:visited-style-name="Visited_20_Internet_20_Link">Añadiendo un precio por ellos en el formulario de contacto</text:a></text:p>
      <text:p text:style-name="P44"/>
      <text:p text:style-name="P12">Listas de precios – Calculadas</text:p>
      <text:p text:style-name="Standard">1.¿Puedo decidir establecer una cantidad mínima para aplicar un descuento basado en una lista de precios?<text:a xlink:type="simple" xlink:href="https://www.odoo.com/es_ES/slides/slide/pricelists-computed-616?fullscreen=1&amp;quiz=1#" text:style-name="Internet_20_link" text:visited-style-name="Visited_20_Internet_20_Link"><text:line-break/>Sí</text:a>*</text:p>
      <text:p text:style-name="Standard"><text:a xlink:type="simple" xlink:href="https://www.odoo.com/es_ES/slides/slide/pricelists-computed-616?fullscreen=1&amp;quiz=1#" text:style-name="Internet_20_link" text:visited-style-name="Visited_20_Internet_20_Link"><text:soft-page-break/>No</text:a></text:p>
      <text:p text:style-name="Standard"><text:a xlink:type="simple" xlink:href="https://www.odoo.com/es_ES/slides/slide/pricelists-computed-616?fullscreen=1&amp;quiz=1#" text:style-name="Internet_20_link" text:visited-style-name="Visited_20_Internet_20_Link">Solo con listas de precios estándar</text:a></text:p>
      <text:p text:style-name="Standard"><text:a xlink:type="simple" xlink:href="https://www.odoo.com/es_ES/slides/slide/pricelists-computed-616?fullscreen=1&amp;quiz=1#" text:style-name="Internet_20_link" text:visited-style-name="Visited_20_Internet_20_Link">Solo cuando se utiliza una lista de precios basada en el peso</text:a></text:p>
      <text:p text:style-name="Standard"/>
      <text:p text:style-name="Standard">2.¿Cómo puedo definir una lista de precios solo para EE. UU.?</text:p>
      <text:p text:style-name="Standard">Al<text:a xlink:type="simple" xlink:href="https://www.odoo.com/es_ES/slides/slide/pricelists-computed-616?fullscreen=1&amp;quiz=1#" text:style-name="Internet_20_link" text:visited-style-name="Visited_20_Internet_20_Link"> agregar EE. UU. a los países limitados de la lista de precios.</text:a></text:p>
      <text:p text:style-name="Standard"><text:a xlink:type="simple" xlink:href="https://www.odoo.com/es_ES/slides/slide/pricelists-computed-616?fullscreen=1&amp;quiz=1#" text:style-name="Internet_20_link" text:visited-style-name="Visited_20_Internet_20_Link">Al agregar EE. UU. a los grupos de países de la lista de precios.</text:a>*</text:p>
      <text:p text:style-name="Standard"><text:a xlink:type="simple" xlink:href="https://www.odoo.com/es_ES/slides/slide/pricelists-computed-616?fullscreen=1&amp;quiz=1#" text:style-name="Internet_20_link" text:visited-style-name="Visited_20_Internet_20_Link">Al agregar EE. UU. a los países restringidos de la lista de precios.</text:a></text:p>
      <text:p text:style-name="Standard"><text:a xlink:type="simple" xlink:href="https://www.odoo.com/es_ES/slides/slide/pricelists-computed-616?fullscreen=1&amp;quiz=1#" text:style-name="Internet_20_link" text:visited-style-name="Visited_20_Internet_20_Link">Agregando US al código promocional de la lista de precios.</text:a></text:p>
      <text:p text:style-name="Standard"/>
      <text:p text:style-name="Standard"/>
      <text:p text:style-name="P9">Modulo: <text:span text:style-name="T10">Compra</text:span><text:span text:style-name="T9">s</text:span> <text:s text:c="82"/>Odoo Tutorials: <text:span text:style-name="T28">Purchase</text:span></text:p>
      <text:p text:style-name="P10"><text:s text:c="72"/>Link : <text:a xlink:type="simple" xlink:href="https://www.odoo.com/es_ES/slides/purchase-23" text:style-name="Internet_20_link" text:visited-style-name="Visited_20_Internet_20_Link">https://www.odoo.com/es_ES/slides/purchase-23</text:a></text:p>
      <text:p text:style-name="P10"/>
      <text:p text:style-name="P10">Conceptos básicos de <text:span text:style-name="T29">compras y su primera solicitud de cotización </text:span></text:p>
      <text:p text:style-name="Standard">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Odoo no tiene en cuenta las entregas divididas</text:a></text:p>
      <text:p text:style-name="Standard"><text:a xlink:type="simple" xlink:href="https://www.odoo.com/es_ES/slides/slide/purchase-basics-and-your-first-request-for-quotation-623?fullscreen=1&amp;quiz=1#" text:style-name="Internet_20_link" text:visited-style-name="Visited_20_Internet_20_Link">Debe crear un pedido pendiente en la primera recepción</text:a>*</text:p>
      <text:p text:style-name="Standard"><text:a xlink:type="simple" xlink:href="https://www.odoo.com/es_ES/slides/slide/purchase-basics-and-your-first-request-for-quotation-623?fullscreen=1&amp;quiz=1#" text:style-name="Internet_20_link" text:visited-style-name="Visited_20_Internet_20_Link">Debe hacer clic en el botón "sin pedidos pendientes" después de la recepción de la primera entrega</text:a></text:p>
      <text:p text:style-name="Standard"/>
      <text:p text:style-name="Standard">2.¿Puede confirmar una solicitud de cotización después de que haya pasado la fecha límite?<text:a xlink:type="simple" xlink:href="https://www.odoo.com/es_ES/slides/slide/purchase-basics-and-your-first-request-for-quotation-623?fullscreen=1&amp;quiz=1#" text:style-name="Internet_20_link" text:visited-style-name="Visited_20_Internet_20_Link"><text:line-break/>Sí</text:a>*</text:p>
      <text:p text:style-name="Standard"><text:a xlink:type="simple" xlink:href="https://www.odoo.com/es_ES/slides/slide/purchase-basics-and-your-first-request-for-quotation-623?fullscreen=1&amp;quiz=1#" text:style-name="Internet_20_link" text:visited-style-name="Visited_20_Internet_20_Link">No, porque la solicitud de cotización se cancela automáticamente.</text:a></text:p>
      <text:p text:style-name="Standard"><text:a xlink:type="simple" xlink:href="https://www.odoo.com/es_ES/slides/slide/purchase-basics-and-your-first-request-for-quotation-623?fullscreen=1&amp;quiz=1#" text:style-name="Internet_20_link" text:visited-style-name="Visited_20_Internet_20_Link">No, porque la solicitud de cotización se archiva automáticamente.</text:a></text:p>
      <text:p text:style-name="Standard"/>
      <text:p text:style-name="Standard">3.¿Cuándo puede crear una factura para una orden de compra que contenga productos con su política de control de facturas establecida en "en cantidades recibidas"?<text:a xlink:type="simple" xlink:href="https://www.odoo.com/es_ES/slides/slide/purchase-basics-and-your-first-request-for-quotation-623?fullscreen=1&amp;quiz=1#" text:style-name="Internet_20_link" text:visited-style-name="Visited_20_Internet_20_Link"><text:line-break/>Tan pronto como cree la solicitud de cotización.</text:a></text:p>
      <text:p text:style-name="Standard"><text:a xlink:type="simple" xlink:href="https://www.odoo.com/es_ES/slides/slide/purchase-basics-and-your-first-request-for-quotation-623?fullscreen=1&amp;quiz=1#" text:style-name="Internet_20_link" text:visited-style-name="Visited_20_Internet_20_Link">Siempre que haya confirmado la orden de compra.</text:a></text:p>
      <text:p text:style-name="Standard"><text:a xlink:type="simple" xlink:href="https://www.odoo.com/es_ES/slides/slide/purchase-basics-and-your-first-request-for-quotation-623?fullscreen=1&amp;quiz=1#" text:style-name="Internet_20_link" text:visited-style-name="Visited_20_Internet_20_Link">Siempre que hayas recibido todos los productos.</text:a></text:p>
      <text:p text:style-name="Standard"><text:a xlink:type="simple" xlink:href="https://www.odoo.com/es_ES/slides/slide/purchase-basics-and-your-first-request-for-quotation-623?fullscreen=1&amp;quiz=1#" text:style-name="Internet_20_link" text:visited-style-name="Visited_20_Internet_20_Link">Siempre que haya recibido algunos (o todos) de los productos.</text:a>*</text:p>
      <text:p text:style-name="Standard"/>
      <text:p text:style-name="P14">Plazos de entrega de la compra</text:p>
      <text:p text:style-name="Standard">1.La fecha de entrega de mi proveedor es de 10 días. ¿Cuál será la fecha prevista de entrega si pido algo el 15/04?<text:a xlink:type="simple" xlink:href="https://www.odoo.com/es_ES/slides/slide/purchase-lead-times-624?fullscreen=1&amp;quiz=1#" text:style-name="Internet_20_link" text:visited-style-name="Visited_20_Internet_20_Link"><text:line-break/>04/05</text:a></text:p>
      <text:p text:style-name="Standard"><text:a xlink:type="simple" xlink:href="https://www.odoo.com/es_ES/slides/slide/purchase-lead-times-624?fullscreen=1&amp;quiz=1#" text:style-name="Internet_20_link" text:visited-style-name="Visited_20_Internet_20_Link">04/25</text:a>*</text:p>
      <text:p text:style-name="Standard"><text:a xlink:type="simple" xlink:href="https://www.odoo.com/es_ES/slides/slide/purchase-lead-times-624?fullscreen=1&amp;quiz=1#" text:style-name="Internet_20_link" text:visited-style-name="Visited_20_Internet_20_Link">04/26</text:a></text:p>
      <text:p text:style-name="Standard"><text:a xlink:type="simple" xlink:href="https://www.odoo.com/es_ES/slides/slide/purchase-lead-times-624?fullscreen=1&amp;quiz=1#" text:style-name="Internet_20_link" text:visited-style-name="Visited_20_Internet_20_Link">04/06</text:a></text:p>
      <text:p text:style-name="Standard"/>
      <text:p text:style-name="Standard"/>
      <text:p text:style-name="Standard">2.Además del plazo de entrega de la compra, ¿existen otros plazos de entrega?</text:p>
      <text:p text:style-name="Standard">No</text:p>
      <text:p text:style-name="Standard">Sí*</text:p>
      <text:p text:style-name="Standard"/>
      <text:p text:style-name="Standard"><text:soft-page-break/>3.¿Dónde veré la fecha programada de una compra por primera vez?<text:a xlink:type="simple" xlink:href="https://www.odoo.com/es_ES/slides/slide/purchase-lead-times-624?fullscreen=1&amp;quiz=1#" text:style-name="Internet_20_link" text:visited-style-name="Visited_20_Internet_20_Link"><text:line-break/>Sobre la Orden de Compra.</text:a></text:p>
      <text:p text:style-name="Standard"><text:a xlink:type="simple" xlink:href="https://www.odoo.com/es_ES/slides/slide/purchase-lead-times-624?fullscreen=1&amp;quiz=1#" text:style-name="Internet_20_link" text:visited-style-name="Visited_20_Internet_20_Link">En el formulario de Entrega.</text:a></text:p>
      <text:p text:style-name="Standard"><text:a xlink:type="simple" xlink:href="https://www.odoo.com/es_ES/slides/slide/purchase-lead-times-624?fullscreen=1&amp;quiz=1#" text:style-name="Internet_20_link" text:visited-style-name="Visited_20_Internet_20_Link">Sobre la Solicitud de Cotización.</text:a>*</text:p>
      <text:p text:style-name="Standard"><text:a xlink:type="simple" xlink:href="https://www.odoo.com/es_ES/slides/slide/purchase-lead-times-624?fullscreen=1&amp;quiz=1#" text:style-name="Internet_20_link" text:visited-style-name="Visited_20_Internet_20_Link">En el formulario de proveedor.</text:a></text:p>
      <text:p text:style-name="P45"/>
      <text:p text:style-name="P14">Reglas de reordenamiento </text:p>
      <text:p text:style-name="Standard">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anto como necesites para que tengas un mínimo de 5 unidades en stock</text:a></text:p>
      <text:p text:style-name="Standard"><text:a xlink:type="simple" xlink:href="https://www.odoo.com/es_ES/slides/slide/reordering-rules-625?fullscreen=1&amp;quiz=1#" text:style-name="Internet_20_link" text:visited-style-name="Visited_20_Internet_20_Link">Siempre pedirá entre 5 y 10 unidades</text:a></text:p>
      <text:p text:style-name="Standard"><text:a xlink:type="simple" xlink:href="https://www.odoo.com/es_ES/slides/slide/reordering-rules-625?fullscreen=1&amp;quiz=1#" text:style-name="Internet_20_link" text:visited-style-name="Visited_20_Internet_20_Link">Tanto como necesites para que tengas 10 unidades en stock</text:a>*</text:p>
      <text:p text:style-name="Standard"><text:a xlink:type="simple" xlink:href="https://www.odoo.com/es_ES/slides/slide/reordering-rules-625?fullscreen=1&amp;quiz=1#" text:style-name="Internet_20_link" text:visited-style-name="Visited_20_Internet_20_Link">Siempre pedirá 10 unidades.</text:a></text:p>
      <text:p text:style-name="Standard"/>
      <text:p text:style-name="Standard">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Sí</text:a></text:p>
      <text:p text:style-name="Standard"><text:a xlink:type="simple" xlink:href="https://www.odoo.com/es_ES/slides/slide/reordering-rules-625?fullscreen=1&amp;quiz=1#" text:style-name="Internet_20_link" text:visited-style-name="Visited_20_Internet_20_Link">No</text:a>*</text:p>
      <text:p text:style-name="Standard"/>
      <text:p text:style-name="Standard">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Sí</text:a></text:p>
      <text:p text:style-name="Standard"><text:a xlink:type="simple" xlink:href="https://www.odoo.com/es_ES/slides/slide/reordering-rules-625?fullscreen=1&amp;quiz=1#" text:style-name="Internet_20_link" text:visited-style-name="Visited_20_Internet_20_Link">No</text:a>*</text:p>
      <text:p text:style-name="Standard"><text:a xlink:type="simple" xlink:href="https://www.odoo.com/es_ES/slides/slide/reordering-rules-625?fullscreen=1&amp;quiz=1#" text:style-name="Internet_20_link" text:visited-style-name="Visited_20_Internet_20_Link">Solo si están relacionados con un Punto de Venta</text:a></text:p>
      <text:p text:style-name="Standard"/>
      <text:p text:style-name="P14">Llamar a la licitación</text:p>
      <text:p text:style-name="Standard">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Sí</text:a>*</text:p>
      <text:p text:style-name="Standard"><text:a xlink:type="simple" xlink:href="https://www.odoo.com/es_ES/slides/slide/call-for-tenders-626?fullscreen=1&amp;quiz=1#" text:style-name="Internet_20_link" text:visited-style-name="Visited_20_Internet_20_Link">No</text:a></text:p>
      <text:p text:style-name="Standard"/>
      <text:p text:style-name="Standard">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Espera</text:a></text:p>
      <text:p text:style-name="Standard"><text:a xlink:type="simple" xlink:href="https://www.odoo.com/es_ES/slides/slide/call-for-tenders-626?fullscreen=1&amp;quiz=1#" text:style-name="Internet_20_link" text:visited-style-name="Visited_20_Internet_20_Link">Cancelado</text:a>*</text:p>
      <text:p text:style-name="Standard"><text:a xlink:type="simple" xlink:href="https://www.odoo.com/es_ES/slides/slide/call-for-tenders-626?fullscreen=1&amp;quiz=1#" text:style-name="Internet_20_link" text:visited-style-name="Visited_20_Internet_20_Link">Orden de compra</text:a></text:p>
      <text:p text:style-name="P21"><text:a xlink:type="simple" xlink:href="https://www.odoo.com/es_ES/slides/slide/call-for-tenders-626?fullscreen=1&amp;quiz=1#" text:style-name="Internet_20_link" text:visited-style-name="Visited_20_Internet_20_Link">Archivado</text:a></text:p>
      <text:p text:style-name="P21"><text:a xlink:type="simple" xlink:href="https://www.odoo.com/es_ES/slides/slide/call-for-tenders-626?fullscreen=1&amp;quiz=1#" text:style-name="Internet_20_link" text:visited-style-name="Visited_20_Internet_20_Link">Rechazado</text:a></text:p>
      <text:p text:style-name="Standard"/>
      <text:p text:style-name="Standard">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No</text:a>*</text:p>
      <text:p text:style-name="Standard"><text:a xlink:type="simple" xlink:href="https://www.odoo.com/es_ES/slides/slide/call-for-tenders-626?fullscreen=1&amp;quiz=1#" text:style-name="Internet_20_link" text:visited-style-name="Visited_20_Internet_20_Link">Sí</text:a></text:p>
      <text:p text:style-name="Standard"/>
      <text:p text:style-name="Standard">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Borrador</text:a></text:p>
      <text:p text:style-name="Standard"><text:a xlink:type="simple" xlink:href="https://www.odoo.com/es_ES/slides/slide/call-for-tenders-626?fullscreen=1&amp;quiz=1#" text:style-name="Internet_20_link" text:visited-style-name="Visited_20_Internet_20_Link">Espera</text:a></text:p>
      <text:p text:style-name="Standard"><text:a xlink:type="simple" xlink:href="https://www.odoo.com/es_ES/slides/slide/call-for-tenders-626?fullscreen=1&amp;quiz=1#" text:style-name="Internet_20_link" text:visited-style-name="Visited_20_Internet_20_Link">Selección de oferta</text:a>*</text:p>
      <text:p text:style-name="Standard"><text:a xlink:type="simple" xlink:href="https://www.odoo.com/es_ES/slides/slide/call-for-tenders-626?fullscreen=1&amp;quiz=1#" text:style-name="Internet_20_link" text:visited-style-name="Visited_20_Internet_20_Link">Listo</text:a></text:p>
      <text:p text:style-name="Standard"><text:a xlink:type="simple" xlink:href="https://www.odoo.com/es_ES/slides/slide/call-for-tenders-626?fullscreen=1&amp;quiz=1#" text:style-name="Internet_20_link" text:visited-style-name="Visited_20_Internet_20_Link">Hecho</text:a></text:p>
      <text:p text:style-name="Standard"><text:a xlink:type="simple" xlink:href="https://www.odoo.com/es_ES/slides/slide/call-for-tenders-626?fullscreen=1&amp;quiz=1#" text:style-name="Internet_20_link" text:visited-style-name="Visited_20_Internet_20_Link">Cerrado</text:a></text:p>
      <text:p text:style-name="P14"/>
      <text:p text:style-name="P14"><text:soft-page-break/>Órdenes generales</text:p>
      <text:p text:style-name="Standard">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Seleccione solo una RFQ (exclusiva); Usar líneas de acuerdos; Establecer cantidades manualmente.</text:a></text:p>
      <text:p text:style-name="Standard"><text:a xlink:type="simple" xlink:href="https://www.odoo.com/es_ES/slides/slide/blanket-orders-627?fullscreen=1&amp;quiz=1#" text:style-name="Internet_20_link" text:visited-style-name="Visited_20_Internet_20_Link">Seleccione varias RFQ (no exclusivas); No cree líneas de RFQ automáticamente; Establecer cantidades manualmente.</text:a></text:p>
      <text:p text:style-name="Standard"><text:a xlink:type="simple" xlink:href="https://www.odoo.com/es_ES/slides/slide/blanket-orders-627?fullscreen=1&amp;quiz=1#" text:style-name="Internet_20_link" text:visited-style-name="Visited_20_Internet_20_Link">Seleccione varias RFQ (no exclusivas); Usar líneas de acuerdos; Establecer cantidades manualmente.</text:a>*</text:p>
      <text:p text:style-name="Standard"/>
      <text:p text:style-name="Standard">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No</text:a></text:p>
      <text:p text:style-name="Standard"><text:a xlink:type="simple" xlink:href="https://www.odoo.com/es_ES/slides/slide/blanket-orders-627?fullscreen=1&amp;quiz=1#" text:style-name="Internet_20_link" text:visited-style-name="Visited_20_Internet_20_Link">Sí, pero solo si el pedido abierto está configurado para "establecer cantidades manualmente".</text:a></text:p>
      <text:p text:style-name="Standard"><text:a xlink:type="simple" xlink:href="https://www.odoo.com/es_ES/slides/slide/blanket-orders-627?fullscreen=1&amp;quiz=1#" text:style-name="Internet_20_link" text:visited-style-name="Visited_20_Internet_20_Link">Sí, independientemente de la configuración que se utilice.</text:a>*</text:p>
      <text:p text:style-name="Standard"/>
      <text:p text:style-name="Standard">3.¿Cuándo debo usar los pedidos abiertos?</text:p>
      <text:p text:style-name="Standard"><text:a xlink:type="simple" xlink:href="https://www.odoo.com/es_ES/slides/slide/blanket-orders-627?fullscreen=1&amp;quiz=1#" text:style-name="Internet_20_link" text:visited-style-name="Visited_20_Internet_20_Link">Al realizar compras repetitivas a un mismo proveedor en un periodo de tiempo determinado</text:a>*</text:p>
      <text:p text:style-name="Standard"><text:a xlink:type="simple" xlink:href="https://www.odoo.com/es_ES/slides/slide/blanket-orders-627?fullscreen=1&amp;quiz=1#" text:style-name="Internet_20_link" text:visited-style-name="Visited_20_Internet_20_Link">Al realizar compras repetitivas de un mismo producto a varios proveedores en un periodo de tiempo determinado.</text:a></text:p>
      <text:p text:style-name="Standard"><text:a xlink:type="simple" xlink:href="https://www.odoo.com/es_ES/slides/slide/blanket-orders-627?fullscreen=1&amp;quiz=1#" text:style-name="Internet_20_link" text:visited-style-name="Visited_20_Internet_20_Link">Al pedir muchos productos diferentes en varias entregas al mismo proveedor dentro de un período de tiempo determinado.</text:a></text:p>
      <text:p text:style-name="P14"/>
      <text:p text:style-name="P14">Coincidencia de 3 vías</text:p>
      <text:p text:style-name="Standard">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Sí</text:a></text:p>
      <text:p text:style-name="Standard"><text:a xlink:type="simple" xlink:href="https://www.odoo.com/es_ES/slides/slide/3-way-matching-628?fullscreen=1&amp;quiz=1#" text:style-name="Internet_20_link" text:visited-style-name="Visited_20_Internet_20_Link">Pendiente</text:a></text:p>
      <text:p text:style-name="Standard"><text:a xlink:type="simple" xlink:href="https://www.odoo.com/es_ES/slides/slide/3-way-matching-628?fullscreen=1&amp;quiz=1#" text:style-name="Internet_20_link" text:visited-style-name="Visited_20_Internet_20_Link">Excepción</text:a>*</text:p>
      <text:p text:style-name="Standard"/>
      <text:p text:style-name="Standard">2.¿Puede un usuario cambiar manualmente el valor del campo "Debe pagarse"?</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Sí</text:a>*</text:p>
      <text:p text:style-name="Standard"/>
      <text:p text:style-name="Standard">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Sí</text:a>*</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Pendiente</text:a></text:p>
      <text:p text:style-name="Standard"><text:a xlink:type="simple" xlink:href="https://www.odoo.com/es_ES/slides/slide/3-way-matching-628?fullscreen=1&amp;quiz=1#" text:style-name="Internet_20_link" text:visited-style-name="Visited_20_Internet_20_Link">Excepción</text:a></text:p>
      <text:p text:style-name="Standard"/>
      <text:p text:style-name="Standard"/>
      <text:p text:style-name="Standard"/>
      <text:p text:style-name="Standard"/>
      <text:p text:style-name="Standard"/>
      <text:p text:style-name="Standard"/>
      <text:p text:style-name="P11">Modulo: <text:span text:style-name="T11">Inventario</text:span> <text:s text:c="77"/>Odoo Tutorials: <text:span text:style-name="T30">Inventory</text:span></text:p>
      <text:p text:style-name="P11"><text:soft-page-break/><text:s text:c="71"/>Link : <text:a xlink:type="simple" xlink:href="https://www.odoo.com/es_ES/slides/inventory-24" text:style-name="Internet_20_link" text:visited-style-name="Visited_20_Internet_20_Link">https://www.odoo.com/es_ES/slides/inventory-24</text:a></text:p>
      <text:p text:style-name="P11"/>
      <text:p text:style-name="P16">AJUSTES DE INVENTARIO</text:p>
      <text:p text:style-name="P28">Conceptos básicos de inventario y sus primeras operaciones de almacén</text:p>
      <text:p text:style-name="Standard">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Al crear un pedido pendiente al validar un pedido de entrega</text:a>*</text:p>
      <text:p text:style-name="Standard"><text:a xlink:type="simple" xlink:href="https://www.odoo.com/es_ES/slides/slide/inventory-basics-your-first-warehouse-operations-656?fullscreen=1&amp;quiz=1#" text:style-name="Internet_20_link" text:visited-style-name="Visited_20_Internet_20_Link">Mediante la creación de un seguimiento al validar una orden de entrega</text:a></text:p>
      <text:p text:style-name="Standard"><text:a xlink:type="simple" xlink:href="https://www.odoo.com/es_ES/slides/slide/inventory-basics-your-first-warehouse-operations-656?fullscreen=1&amp;quiz=1#" text:style-name="Internet_20_link" text:visited-style-name="Visited_20_Internet_20_Link">Creando un pedido de desecho al validar un pedido de entrega</text:a></text:p>
      <text:p text:style-name="Standard"><text:a xlink:type="simple" xlink:href="https://www.odoo.com/es_ES/slides/slide/inventory-basics-your-first-warehouse-operations-656?fullscreen=1&amp;quiz=1#" text:style-name="Internet_20_link" text:visited-style-name="Visited_20_Internet_20_Link">Al crear un pedido dividido al validar un pedido de entrega</text:a></text:p>
      <text:p text:style-name="Standard"/>
      <text:p text:style-name="Standard">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una orden de venta</text:a></text:p>
      <text:p text:style-name="Standard"><text:a xlink:type="simple" xlink:href="https://www.odoo.com/es_ES/slides/slide/inventory-basics-your-first-warehouse-operations-656?fullscreen=1&amp;quiz=1#" text:style-name="Internet_20_link" text:visited-style-name="Visited_20_Internet_20_Link">Una factura</text:a></text:p>
      <text:p text:style-name="Standard"><text:a xlink:type="simple" xlink:href="https://www.odoo.com/es_ES/slides/slide/inventory-basics-your-first-warehouse-operations-656?fullscreen=1&amp;quiz=1#" text:style-name="Internet_20_link" text:visited-style-name="Visited_20_Internet_20_Link">Una cita</text:a></text:p>
      <text:p text:style-name="Standard"><text:a xlink:type="simple" xlink:href="https://www.odoo.com/es_ES/slides/slide/inventory-basics-your-first-warehouse-operations-656?fullscreen=1&amp;quiz=1#" text:style-name="Internet_20_link" text:visited-style-name="Visited_20_Internet_20_Link">Ninguna de las anteriores.</text:a>*</text:p>
      <text:p text:style-name="Standard"/>
      <text:p text:style-name="P28">Técnicas de ajuste de inventario</text:p>
      <text:p text:style-name="Standard">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WH/Stock/Ajustes de inventario</text:a></text:p>
      <text:p text:style-name="Standard"><text:a xlink:type="simple" xlink:href="https://www.odoo.com/es_ES/slides/slide/inventory-adjustment-techniques-657?fullscreen=1&amp;quiz=1#" text:style-name="Internet_20_link" text:visited-style-name="Visited_20_Internet_20_Link">WH/Stock/Ubicaciones virtuales</text:a></text:p>
      <text:p text:style-name="Standard"><text:a xlink:type="simple" xlink:href="https://www.odoo.com/es_ES/slides/slide/inventory-adjustment-techniques-657?fullscreen=1&amp;quiz=1#" text:style-name="Internet_20_link" text:visited-style-name="Visited_20_Internet_20_Link">Ubicaciones virtuales/Ajustes de inventario</text:a>*</text:p>
      <text:p text:style-name="Standard"><text:a xlink:type="simple" xlink:href="https://www.odoo.com/es_ES/slides/slide/inventory-adjustment-techniques-657?fullscreen=1&amp;quiz=1#" text:style-name="Internet_20_link" text:visited-style-name="Visited_20_Internet_20_Link">Ubicaciones virtuales/WH/Stock</text:a></text:p>
      <text:p text:style-name="Standard"/>
      <text:p text:style-name="Standard">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WH/Stock -&gt; Ubicación virtual/Ajuste de inventario</text:a></text:p>
      <text:p text:style-name="Standard"><text:a xlink:type="simple" xlink:href="https://www.odoo.com/es_ES/slides/slide/inventory-adjustment-techniques-657?fullscreen=1&amp;quiz=1#" text:style-name="Internet_20_link" text:visited-style-name="Visited_20_Internet_20_Link">WH/Stock --&gt; Ubicación virtual/WH/StockUbicación virtual/</text:a></text:p>
      <text:p text:style-name="Standard"><text:a xlink:type="simple" xlink:href="https://www.odoo.com/es_ES/slides/slide/inventory-adjustment-techniques-657?fullscreen=1&amp;quiz=1#" text:style-name="Internet_20_link" text:visited-style-name="Visited_20_Internet_20_Link">WH/Stock --&gt; WH/Stock</text:a></text:p>
      <text:p text:style-name="Standard"><text:a xlink:type="simple" xlink:href="https://www.odoo.com/es_ES/slides/slide/inventory-adjustment-techniques-657?fullscreen=1&amp;quiz=1#" text:style-name="Internet_20_link" text:visited-style-name="Visited_20_Internet_20_Link">Ubicación virtual/Ajuste de inventario --&gt; WH/Stock</text:a>*</text:p>
      <text:p text:style-name="Standard"/>
      <text:p text:style-name="P28">Unidades de medida</text:p>
      <text:p text:style-name="Standard">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Durante la recepción</text:a>*</text:p>
      <text:p text:style-name="Standard"><text:a xlink:type="simple" xlink:href="https://www.odoo.com/es_ES/slides/slide/units-of-measure-660?fullscreen=1&amp;quiz=1#" text:style-name="Internet_20_link" text:visited-style-name="Visited_20_Internet_20_Link">durante la compra</text:a></text:p>
      <text:p text:style-name="Standard"><text:a xlink:type="simple" xlink:href="https://www.odoo.com/es_ES/slides/slide/units-of-measure-660?fullscreen=1&amp;quiz=1#" text:style-name="Internet_20_link" text:visited-style-name="Visited_20_Internet_20_Link">durante la venta</text:a></text:p>
      <text:p text:style-name="Standard"><text:a xlink:type="simple" xlink:href="https://www.odoo.com/es_ES/slides/slide/units-of-measure-660?fullscreen=1&amp;quiz=1#" text:style-name="Internet_20_link" text:visited-style-name="Visited_20_Internet_20_Link">durante la entrega</text:a></text:p>
      <text:p text:style-name="P49"><text:span text:style-name="T18"/></text:p>
      <text:p text:style-name="Standard">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0.4</text:a></text:p>
      <text:p text:style-name="Standard"><text:a xlink:type="simple" xlink:href="https://www.odoo.com/es_ES/slides/slide/units-of-measure-660?fullscreen=1&amp;quiz=1#" text:style-name="Internet_20_link" text:visited-style-name="Visited_20_Internet_20_Link">25</text:a></text:p>
      <text:p text:style-name="Standard"><text:a xlink:type="simple" xlink:href="https://www.odoo.com/es_ES/slides/slide/units-of-measure-660?fullscreen=1&amp;quiz=1#" text:style-name="Internet_20_link" text:visited-style-name="Visited_20_Internet_20_Link">2.5</text:a>*</text:p>
      <text:p text:style-name="Standard"><text:a xlink:type="simple" xlink:href="https://www.odoo.com/es_ES/slides/slide/units-of-measure-660?fullscreen=1&amp;quiz=1#" text:style-name="Internet_20_link" text:visited-style-name="Visited_20_Internet_20_Link">50</text:a></text:p>
      <text:p text:style-name="P28"/>
      <text:p text:style-name="P28">Integrar costos de descarga </text:p>
      <text:p text:style-name="Standard">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40€</text:a></text:p>
      <text:p text:style-name="Standard"><text:a xlink:type="simple" xlink:href="https://www.odoo.com/es_ES/slides/slide/integrate-landed-costs-662?fullscreen=1&amp;quiz=1#" text:style-name="Internet_20_link" text:visited-style-name="Visited_20_Internet_20_Link">50€</text:a></text:p>
      <text:p text:style-name="Standard"><text:a xlink:type="simple" xlink:href="https://www.odoo.com/es_ES/slides/slide/integrate-landed-costs-662?fullscreen=1&amp;quiz=1#" text:style-name="Internet_20_link" text:visited-style-name="Visited_20_Internet_20_Link">30€</text:a></text:p>
      <text:p text:style-name="Standard"><text:a xlink:type="simple" xlink:href="https://www.odoo.com/es_ES/slides/slide/integrate-landed-costs-662?fullscreen=1&amp;quiz=1#" text:style-name="Internet_20_link" text:visited-style-name="Visited_20_Internet_20_Link">20€</text:a>*</text:p>
      <text:p text:style-name="Standard"/>
      <text:p text:style-name="Standard">2.¿Qué tipo de producto debo elegir para un costo de descarga?</text:p>
      <text:p text:style-name="Standard"><text:a xlink:type="simple" xlink:href="https://www.odoo.com/es_ES/slides/slide/integrate-landed-costs-662?fullscreen=1&amp;quiz=1#" text:style-name="Internet_20_link" text:visited-style-name="Visited_20_Internet_20_Link">Un servicio</text:a>*</text:p>
      <text:p text:style-name="Standard"><text:a xlink:type="simple" xlink:href="https://www.odoo.com/es_ES/slides/slide/integrate-landed-costs-662?fullscreen=1&amp;quiz=1#" text:style-name="Internet_20_link" text:visited-style-name="Visited_20_Internet_20_Link">un consumible</text:a></text:p>
      <text:p text:style-name="Standard"><text:a xlink:type="simple" xlink:href="https://www.odoo.com/es_ES/slides/slide/integrate-landed-costs-662?fullscreen=1&amp;quiz=1#" text:style-name="Internet_20_link" text:visited-style-name="Visited_20_Internet_20_Link">Un producto almacenable</text:a></text:p>
      <text:p text:style-name="Standard"/>
      <text:p text:style-name="P16">SEGUIMIENTO DE SUS PRODUCTOS</text:p>
      <text:p text:style-name="P28">Uso de rutas</text:p>
      <text:p text:style-name="Standard">1.Mi almacén se llama "<text:span text:style-name="T31">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Entrega en 1 paso: YourCompany</text:a></text:p>
      <text:p text:style-name="Standard"><text:a xlink:type="simple" xlink:href="https://www.odoo.com/es_ES/slides/slide/using-routes-1018?fullscreen=1&amp;quiz=1#" text:style-name="Internet_20_link" text:visited-style-name="Visited_20_Internet_20_Link">YourCompany: Entrega en 1 paso (envío)</text:a>*</text:p>
      <text:p text:style-name="Standard"><text:a xlink:type="simple" xlink:href="https://www.odoo.com/es_ES/slides/slide/using-routes-1018?fullscreen=1&amp;quiz=1#" text:style-name="Internet_20_link" text:visited-style-name="Visited_20_Internet_20_Link">YourCompany: Entrega en 1 paso</text:a></text:p>
      <text:p text:style-name="Standard"><text:a xlink:type="simple" xlink:href="https://www.odoo.com/es_ES/slides/slide/using-routes-1018?fullscreen=1&amp;quiz=1#" text:style-name="Internet_20_link" text:visited-style-name="Visited_20_Internet_20_Link">Entrega en 1 paso (envío): YourCompany</text:a></text:p>
      <text:p text:style-name="Standard"/>
      <text:p text:style-name="Standard">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No nunca</text:a></text:p>
      <text:p text:style-name="Standard"><text:a xlink:type="simple" xlink:href="https://www.odoo.com/es_ES/slides/slide/using-routes-1018?fullscreen=1&amp;quiz=1#" text:style-name="Internet_20_link" text:visited-style-name="Visited_20_Internet_20_Link">Solo si agrego esta ruta a la categoría de producto "todos"</text:a>*</text:p>
      <text:p text:style-name="Standard"><text:a xlink:type="simple" xlink:href="https://www.odoo.com/es_ES/slides/slide/using-routes-1018?fullscreen=1&amp;quiz=1#" text:style-name="Internet_20_link" text:visited-style-name="Visited_20_Internet_20_Link">Sí, la categoría del producto siempre tiene prioridad incluso si no está configurada en una categoría específica</text:a></text:p>
      <text:p text:style-name="P28"/>
      <text:p text:style-name="P48"><text:span text:style-name="T6">Reglas de empujar y tirar</text:span></text:p>
      <text:p text:style-name="P48"><text:span text:style-name="T20">1</text:span><text:span text:style-name="T21">.</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Activar otra regla</text:a>*</text:p>
      <text:p text:style-name="Standard"><text:a xlink:type="simple" xlink:href="https://www.odoo.com/es_ES/slides/slide/push-pull-rules-1024?fullscreen=1&amp;quiz=1#" text:style-name="Internet_20_link" text:visited-style-name="Visited_20_Internet_20_Link">Tomar de la ubicación del cliente</text:a></text:p>
      <text:p text:style-name="Standard"><text:a xlink:type="simple" xlink:href="https://www.odoo.com/es_ES/slides/slide/push-pull-rules-1024?fullscreen=1&amp;quiz=1#" text:style-name="Internet_20_link" text:visited-style-name="Visited_20_Internet_20_Link">Tomar de ubicación virtual</text:a></text:p>
      <text:p text:style-name="Standard"><text:a xlink:type="simple" xlink:href="https://www.odoo.com/es_ES/slides/slide/push-pull-rules-1024?fullscreen=1&amp;quiz=1#" text:style-name="Internet_20_link" text:visited-style-name="Visited_20_Internet_20_Link">Activar la regla anterior</text:a></text:p>
      <text:p text:style-name="Standard"><text:a xlink:type="simple" xlink:href="https://www.odoo.com/es_ES/slides/slide/push-pull-rules-1024?fullscreen=1&amp;quiz=1#" text:style-name="Internet_20_link" text:visited-style-name="Visited_20_Internet_20_Link">Sin suministro</text:a></text:p>
      <text:p text:style-name="Standard">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Jalar</text:a>*</text:p>
      <text:p text:style-name="Standard"><text:a xlink:type="simple" xlink:href="https://www.odoo.com/es_ES/slides/slide/push-pull-rules-1024?fullscreen=1&amp;quiz=1#" text:style-name="Internet_20_link" text:visited-style-name="Visited_20_Internet_20_Link">Empujar</text:a></text:p>
      <text:p text:style-name="Standard"><text:a xlink:type="simple" xlink:href="https://www.odoo.com/es_ES/slides/slide/push-pull-rules-1024?fullscreen=1&amp;quiz=1#" text:style-name="Internet_20_link" text:visited-style-name="Visited_20_Internet_20_Link">Ambos</text:a></text:p>
      <text:p text:style-name="P28"/>
      <text:p text:style-name="P28">Gestión de lotes</text:p>
      <text:p text:style-name="Standard">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225</text:a></text:p>
      <text:p text:style-name="Standard"><text:a xlink:type="simple" xlink:href="https://www.odoo.com/es_ES/slides/slide/managing-lots-658?fullscreen=1&amp;quiz=1#" text:style-name="Internet_20_link" text:visited-style-name="Visited_20_Internet_20_Link">150</text:a></text:p>
      <text:p text:style-name="Standard"><text:a xlink:type="simple" xlink:href="https://www.odoo.com/es_ES/slides/slide/managing-lots-658?fullscreen=1&amp;quiz=1#" text:style-name="Internet_20_link" text:visited-style-name="Visited_20_Internet_20_Link">125</text:a>*</text:p>
      <text:p text:style-name="Standard"><text:a xlink:type="simple" xlink:href="https://www.odoo.com/es_ES/slides/slide/managing-lots-658?fullscreen=1&amp;quiz=1#" text:style-name="Internet_20_link" text:visited-style-name="Visited_20_Internet_20_Link">75</text:a></text:p>
      <text:p text:style-name="Standard"><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Datos maestros</text:a>*</text:p>
      <text:p text:style-name="Standard"><text:a xlink:type="simple" xlink:href="https://www.odoo.com/es_ES/slides/slide/managing-lots-658?fullscreen=1&amp;quiz=1#" text:style-name="Internet_20_link" text:visited-style-name="Visited_20_Internet_20_Link">Operaciones</text:a></text:p>
      <text:p text:style-name="Standard"><text:a xlink:type="simple" xlink:href="https://www.odoo.com/es_ES/slides/slide/managing-lots-658?fullscreen=1&amp;quiz=1#" text:style-name="Internet_20_link" text:visited-style-name="Visited_20_Internet_20_Link">Informes</text:a></text:p>
      <text:p text:style-name="Standard"><text:a xlink:type="simple" xlink:href="https://www.odoo.com/es_ES/slides/slide/managing-lots-658?fullscreen=1&amp;quiz=1#" text:style-name="Internet_20_link" text:visited-style-name="Visited_20_Internet_20_Link">Configuración</text:a></text:p>
      <text:p text:style-name="P28"/>
      <text:p text:style-name="P28">Gestión de números de serie</text:p>
      <text:p text:style-name="Standard">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En la pestaña Inventario del formulario del producto.</text:a>*</text:p>
      <text:p text:style-name="Standard"><text:a xlink:type="simple" xlink:href="https://www.odoo.com/es_ES/slides/slide/managing-serial-numbers-659?fullscreen=1&amp;quiz=1#" text:style-name="Internet_20_link" text:visited-style-name="Visited_20_Internet_20_Link">En la pestaña de Compra del formulario del producto.</text:a></text:p>
      <text:p text:style-name="Standard"><text:a xlink:type="simple" xlink:href="https://www.odoo.com/es_ES/slides/slide/managing-serial-numbers-659?fullscreen=1&amp;quiz=1#" text:style-name="Internet_20_link" text:visited-style-name="Visited_20_Internet_20_Link">En la pestaña Ventas del formulario del producto.</text:a></text:p>
      <text:p text:style-name="Standard"><text:a xlink:type="simple" xlink:href="https://www.odoo.com/es_ES/slides/slide/managing-serial-numbers-659?fullscreen=1&amp;quiz=1#" text:style-name="Internet_20_link" text:visited-style-name="Visited_20_Internet_20_Link">En el campo de referencia interna del formulario del producto</text:a></text:p>
      <text:p text:style-name="Standard"/>
      <text:p text:style-name="Standard">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Cuando creas la RfQ</text:a></text:p>
      <text:p text:style-name="Standard"><text:a xlink:type="simple" xlink:href="https://www.odoo.com/es_ES/slides/slide/managing-serial-numbers-659?fullscreen=1&amp;quiz=1#" text:style-name="Internet_20_link" text:visited-style-name="Visited_20_Internet_20_Link">Cuando recibas los productos</text:a>*</text:p>
      <text:p text:style-name="Standard"><text:a xlink:type="simple" xlink:href="https://www.odoo.com/es_ES/slides/slide/managing-serial-numbers-659?fullscreen=1&amp;quiz=1#" text:style-name="Internet_20_link" text:visited-style-name="Visited_20_Internet_20_Link">Cuando creas una cotización</text:a></text:p>
      <text:p text:style-name="Standard"><text:a xlink:type="simple" xlink:href="https://www.odoo.com/es_ES/slides/slide/managing-serial-numbers-659?fullscreen=1&amp;quiz=1#" text:style-name="Internet_20_link" text:visited-style-name="Visited_20_Internet_20_Link">Cuando entregas los productos</text:a></text:p>
      <text:p text:style-name="P49"><text:span text:style-name="T18"/></text:p>
      <text:p text:style-name="P28">Estrategias de eliminación</text:p>
      <text:p text:style-name="Standard">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En la pestaña Inventario del formulario del producto.</text:a>*</text:p>
      <text:p text:style-name="Standard"><text:a xlink:type="simple" xlink:href="https://www.odoo.com/es_ES/slides/slide/managing-serial-numbers-659?fullscreen=1&amp;quiz=1#" text:style-name="Internet_20_link" text:visited-style-name="Visited_20_Internet_20_Link">En la pestaña de Compra del formulario del producto.</text:a></text:p>
      <text:p text:style-name="Standard"><text:a xlink:type="simple" xlink:href="https://www.odoo.com/es_ES/slides/slide/managing-serial-numbers-659?fullscreen=1&amp;quiz=1#" text:style-name="Internet_20_link" text:visited-style-name="Visited_20_Internet_20_Link">En la pestaña Ventas del formulario del producto.</text:a></text:p>
      <text:p text:style-name="Standard"><text:a xlink:type="simple" xlink:href="https://www.odoo.com/es_ES/slides/slide/managing-serial-numbers-659?fullscreen=1&amp;quiz=1#" text:style-name="Internet_20_link" text:visited-style-name="Visited_20_Internet_20_Link">En el campo de referencia interna del formulario del producto</text:a></text:p>
      <text:p text:style-name="Standard"/>
      <text:p text:style-name="Standard">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Cuando creas la RfQ</text:a></text:p>
      <text:p text:style-name="Standard"><text:a xlink:type="simple" xlink:href="https://www.odoo.com/es_ES/slides/slide/managing-serial-numbers-659?fullscreen=1&amp;quiz=1#" text:style-name="Internet_20_link" text:visited-style-name="Visited_20_Internet_20_Link">Cuando recibas los productos</text:a>*</text:p>
      <text:p text:style-name="Standard"><text:a xlink:type="simple" xlink:href="https://www.odoo.com/es_ES/slides/slide/managing-serial-numbers-659?fullscreen=1&amp;quiz=1#" text:style-name="Internet_20_link" text:visited-style-name="Visited_20_Internet_20_Link">Cuando creas una cotización</text:a></text:p>
      <text:p text:style-name="Standard"><text:a xlink:type="simple" xlink:href="https://www.odoo.com/es_ES/slides/slide/managing-serial-numbers-659?fullscreen=1&amp;quiz=1#" text:style-name="Internet_20_link" text:visited-style-name="Visited_20_Internet_20_Link">Cuando entregas los productos</text:a></text:p>
      <text:p text:style-name="P28"/>
      <text:p text:style-name="P28"/>
      <text:p text:style-name="P28">Métodos de recolección</text:p>
      <text:p text:style-name="Standard">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2 pasos</text:a></text:p>
      <text:p text:style-name="Standard"><text:a xlink:type="simple" xlink:href="https://www.odoo.com/es_ES/slides/slide/picking-methods-661?fullscreen=1&amp;quiz=1#" text:style-name="Internet_20_link" text:visited-style-name="Visited_20_Internet_20_Link">3 pasos</text:a></text:p>
      <text:p text:style-name="Standard"><text:a xlink:type="simple" xlink:href="https://www.odoo.com/es_ES/slides/slide/picking-methods-661?fullscreen=1&amp;quiz=1#" text:style-name="Internet_20_link" text:visited-style-name="Visited_20_Internet_20_Link">4 pasos</text:a></text:p>
      <text:p text:style-name="Standard"><text:a xlink:type="simple" xlink:href="https://www.odoo.com/es_ES/slides/slide/picking-methods-661?fullscreen=1&amp;quiz=1#" text:style-name="Internet_20_link" text:visited-style-name="Visited_20_Internet_20_Link">No importa</text:a>*</text:p>
      <text:p text:style-name="Standard"/>
      <text:p text:style-name="Standard">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Solo uno, porque la selección por oleadas reagrupará las categorías en un solo lote.</text:a></text:p>
      <text:p text:style-name="Standard"><text:a xlink:type="simple" xlink:href="https://www.odoo.com/es_ES/slides/slide/picking-methods-661?fullscreen=1&amp;quiz=1#" text:style-name="Internet_20_link" text:visited-style-name="Visited_20_Internet_20_Link">Dos, porque tenemos dos rutas diferentes, una por categoría de producto.</text:a>*</text:p>
      <text:p text:style-name="Standard"><text:a xlink:type="simple" xlink:href="https://www.odoo.com/es_ES/slides/slide/picking-methods-661?fullscreen=1&amp;quiz=1#" text:style-name="Internet_20_link" text:visited-style-name="Visited_20_Internet_20_Link"><text:soft-page-break/>Cinco, porque tenemos cinco productos y wave picking despacha cada producto para tener solo uno por pick.</text:a></text:p>
      <text:p text:style-name="Standard"><text:a xlink:type="simple" xlink:href="https://www.odoo.com/es_ES/slides/slide/picking-methods-661?fullscreen=1&amp;quiz=1#" text:style-name="Internet_20_link" text:visited-style-name="Visited_20_Internet_20_Link">Ninguna de las anteriores.</text:a></text:p>
      <text:p text:style-name="P28"/>
      <text:p text:style-name="P28">Trabajar con productos perecederos</text:p>
      <text:p text:style-name="Standard">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Rutas de varios pasos, lotes y números de serie, y ubicaciones de almacenamiento.</text:a></text:p>
      <text:p text:style-name="Standard"><text:a xlink:type="simple" xlink:href="https://www.odoo.com/es_ES/slides/slide/working-with-perishable-products-1469?fullscreen=1&amp;quiz=1#" text:style-name="Internet_20_link" text:visited-style-name="Visited_20_Internet_20_Link">Fechas de vencimiento, ubicaciones de almacenamiento y lotes y números de serie.</text:a></text:p>
      <text:p text:style-name="Standard"><text:a xlink:type="simple" xlink:href="https://www.odoo.com/es_ES/slides/slide/working-with-perishable-products-1469?fullscreen=1&amp;quiz=1#" text:style-name="Internet_20_link" text:visited-style-name="Visited_20_Internet_20_Link">Lotes y números de serie, fechas de vencimiento, ubicaciones de almacenamiento y rutas de varios pasos.</text:a>*</text:p>
      <text:p text:style-name="Standard"/>
      <text:p text:style-name="Standard">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Directamente en la recepción de los productos, al organizar mis lotes en la ventana de Operaciones Detalladas.</text:a> <text:a xlink:type="simple" xlink:href="https://www.odoo.com/es_ES/slides/slide/working-with-perishable-products-1469?fullscreen=1&amp;quiz=1#" text:style-name="Internet_20_link" text:visited-style-name="Visited_20_Internet_20_Link">Pero debe activar la función Fechas de vencimiento.</text:a></text:p>
      <text:p text:style-name="Standard"><text:a xlink:type="simple" xlink:href="https://www.odoo.com/es_ES/slides/slide/working-with-perishable-products-1469?fullscreen=1&amp;quiz=1#" text:style-name="Internet_20_link" text:visited-style-name="Visited_20_Internet_20_Link">Una vez que mis lotes están en stock, puedo agregar una fecha de caducidad en la pestaña de fecha de cada formulario de lote.</text:a></text:p>
      <text:p text:style-name="Standard"><text:a xlink:type="simple" xlink:href="https://www.odoo.com/es_ES/slides/slide/working-with-perishable-products-1469?fullscreen=1&amp;quiz=1#" text:style-name="Internet_20_link" text:visited-style-name="Visited_20_Internet_20_Link">Ambas respuestas son correctas.</text:a>*</text:p>
      <text:p text:style-name="Standard"/>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text:soft-page-break/>Modulo: <text:span text:style-name="T12">Punto de Venta</text:span> <text:s text:c="60"/>Odoo Tutorials: <text:span text:style-name="T28">P</text:span><text:span text:style-name="T34">oint of Sale</text:span></text:p>
      <text:p text:style-name="P32"><text:s text:c="67"/>Link : <text:a xlink:type="simple" xlink:href="https://www.odoo.com/es_ES/slides/point-of-sale-28" text:style-name="Internet_20_link" text:visited-style-name="Visited_20_Internet_20_Link">https://www.odoo.com/es_ES/slides/point-of-sale-28</text:a> </text:p>
      <text:p text:style-name="P15"/>
      <text:p text:style-name="P31"><text:span text:style-name="T32">Véndelo</text:span></text:p>
      <text:p text:style-name="Standard">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Ingrese el número del código de barras en el teclado numérico 5 veces.</text:a></text:p>
      <text:p text:style-name="Standard"><text:a xlink:type="simple" xlink:href="https://www.odoo.com/es_ES/slides/slide/sell-it-1709?fullscreen=1&amp;quiz=1#" text:style-name="Internet_20_link" text:visited-style-name="Visited_20_Internet_20_Link">Seleccione el producto en la pantalla. Luego, cambie la cantidad a "5" en el teclado numérico.</text:a>*</text:p>
      <text:p text:style-name="Standard"><text:a xlink:type="simple" xlink:href="https://www.odoo.com/es_ES/slides/slide/sell-it-1709?fullscreen=1&amp;quiz=1#" text:style-name="Internet_20_link" text:visited-style-name="Visited_20_Internet_20_Link">Introduzca el número de código de barras en el teclado numérico. Luego, cambie la cantidad a “5”.</text:a></text:p>
      <text:p text:style-name="Standard"><text:a xlink:type="simple" xlink:href="https://www.odoo.com/es_ES/slides/slide/sell-it-1709?fullscreen=1&amp;quiz=1#" text:style-name="Internet_20_link" text:visited-style-name="Visited_20_Internet_20_Link">Haga clic en el botón +/- del teclado numérico y seleccione el producto en una ventana emergente. Hazlo 5 veces.</text:a></text:p>
      <text:p text:style-name="Standard"/>
      <text:p text:style-name="Standard">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El número de clientes creados durante la última sesión.</text:a></text:p>
      <text:p text:style-name="Standard"><text:a xlink:type="simple" xlink:href="https://www.odoo.com/es_ES/slides/slide/sell-it-1709?fullscreen=1&amp;quiz=1#" text:style-name="Internet_20_link" text:visited-style-name="Visited_20_Internet_20_Link">La cantidad que está disponible en su cuenta bancaria.</text:a></text:p>
      <text:p text:style-name="Standard"><text:a xlink:type="simple" xlink:href="https://www.odoo.com/es_ES/slides/slide/sell-it-1709?fullscreen=1&amp;quiz=1#" text:style-name="Internet_20_link" text:visited-style-name="Visited_20_Internet_20_Link">La cantidad que estaba disponible en la caja registradora en el último cierre.</text:a>*</text:p>
      <text:p text:style-name="Standard"><text:a xlink:type="simple" xlink:href="https://www.odoo.com/es_ES/slides/slide/sell-it-1709?fullscreen=1&amp;quiz=1#" text:style-name="Internet_20_link" text:visited-style-name="Visited_20_Internet_20_Link">El número de productos vendidos durante la última sesión.</text:a></text:p>
      <text:p text:style-name="P31"/>
      <text:p text:style-name="P31"><text:span text:style-name="T32">Reembolsarlos</text:span></text:p>
      <text:p text:style-name="Standard">1.¿Cómo puedo hacer un reembolso en una venta específica?</text:p>
      <text:p text:style-name="Standard">N<text:a xlink:type="simple" xlink:href="https://www.odoo.com/es_ES/slides/slide/refund-them-1710?fullscreen=1&amp;quiz=1#" text:style-name="Internet_20_link" text:visited-style-name="Visited_20_Internet_20_Link">o puedes. Sin embargo, puede prometerles a sus clientes un gran descuento la próxima vez que vengan.</text:a></text:p>
      <text:p text:style-name="Standard"><text:a xlink:type="simple" xlink:href="https://www.odoo.com/es_ES/slides/slide/refund-them-1710?fullscreen=1&amp;quiz=1#" text:style-name="Internet_20_link" text:visited-style-name="Visited_20_Internet_20_Link">Agregue el artículo al carrito y haga clic en Reembolso, luego haga clic en Pago.</text:a></text:p>
      <text:p text:style-name="Standard"><text:a xlink:type="simple" xlink:href="https://www.odoo.com/es_ES/slides/slide/refund-them-1710?fullscreen=1&amp;quiz=1#" text:style-name="Internet_20_link" text:visited-style-name="Visited_20_Internet_20_Link">Agregue el artículo al carrito y haga clic en el botón menos, luego haga clic en Pago.</text:a></text:p>
      <text:p text:style-name="Standard"><text:a xlink:type="simple" xlink:href="https://www.odoo.com/es_ES/slides/slide/refund-them-1710?fullscreen=1&amp;quiz=1#" text:style-name="Internet_20_link" text:visited-style-name="Visited_20_Internet_20_Link">Haz clic en Reembolso, selecciona la venta y el artículo a reembolsar y haz clic en Pago.</text:a>*</text:p>
      <text:p text:style-name="Standard"/>
      <text:p text:style-name="Standard">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Seleccione las manzanas y haga clic en el botón de retroceso cinco veces.</text:a></text:p>
      <text:p text:style-name="Standard"><text:a xlink:type="simple" xlink:href="https://www.odoo.com/es_ES/slides/slide/refund-them-1710?fullscreen=1&amp;quiz=1#" text:style-name="Internet_20_link" text:visited-style-name="Visited_20_Internet_20_Link">Haga clic en las manzanas en el carrito una vez.</text:a></text:p>
      <text:p text:style-name="Standard"><text:a xlink:type="simple" xlink:href="https://www.odoo.com/es_ES/slides/slide/refund-them-1710?fullscreen=1&amp;quiz=1#" text:style-name="Internet_20_link" text:visited-style-name="Visited_20_Internet_20_Link">Seleccione las manzanas y haga clic en el botón de retroceso dos veces.</text:a>*</text:p>
      <text:p text:style-name="Standard"><text:a xlink:type="simple" xlink:href="https://www.odoo.com/es_ES/slides/slide/refund-them-1710?fullscreen=1&amp;quiz=1#" text:style-name="Internet_20_link" text:visited-style-name="Visited_20_Internet_20_Link">Lo siento, no puedes. Por favor, come tus manzanas porque una manzana al día mantiene alejado al médico.</text:a></text:p>
      <text:p text:style-name="P31"/>
      <text:p text:style-name="P31"><text:span text:style-name="T32">Monta tu restaurante</text:span></text:p>
      <text:p text:style-name="Standard">Omitir sección.</text:p>
      <text:p text:style-name="P31"/>
      <text:p text:style-name="P31"><text:span text:style-name="T32">Configura tu tienda</text:span></text:p>
      <text:p text:style-name="Standard">1.¿Qué me permite hacer la configuración del producto?</text:p>
      <text:p text:style-name="Standard"><text:a xlink:type="simple" xlink:href="https://www.odoo.com/es_ES/slides/slide/set-up-your-store-1916?fullscreen=1&amp;quiz=1#" text:style-name="Internet_20_link" text:visited-style-name="Visited_20_Internet_20_Link">Me permite crear y configurar nuevos productos.</text:a></text:p>
      <text:p text:style-name="Standard"><text:a xlink:type="simple" xlink:href="https://www.odoo.com/es_ES/slides/slide/set-up-your-store-1916?fullscreen=1&amp;quiz=1#" text:style-name="Internet_20_link" text:visited-style-name="Visited_20_Internet_20_Link">Me permite configurar productos solo desde el punto de venta.</text:a></text:p>
      <text:p text:style-name="Standard"><text:a xlink:type="simple" xlink:href="https://www.odoo.com/es_ES/slides/slide/set-up-your-store-1916?fullscreen=1&amp;quiz=1#" text:style-name="Internet_20_link" text:visited-style-name="Visited_20_Internet_20_Link">Me permite crear variantes de productos en la interfaz.</text:a></text:p>
      <text:p text:style-name="Standard"><text:a xlink:type="simple" xlink:href="https://www.odoo.com/es_ES/slides/slide/set-up-your-store-1916?fullscreen=1&amp;quiz=1#" text:style-name="Internet_20_link" text:visited-style-name="Visited_20_Internet_20_Link">Me permite elegir variantes de productos en la interfaz.</text:a>*</text:p>
      <text:p text:style-name="Standard"/>
      <text:p text:style-name="Standard">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Pregúnteles cuánto impuesto quieren pagar.</text:a></text:p>
      <text:p text:style-name="Standard"><text:a xlink:type="simple" xlink:href="https://www.odoo.com/es_ES/slides/slide/set-up-your-store-1916?fullscreen=1&amp;quiz=1#" text:style-name="Internet_20_link" text:visited-style-name="Visited_20_Internet_20_Link"><text:soft-page-break/>Habilite la configuración de posición fiscal por pedido.</text:a>*</text:p>
      <text:p text:style-name="Standard"><text:a xlink:type="simple" xlink:href="https://www.odoo.com/es_ES/slides/slide/set-up-your-store-1916?fullscreen=1&amp;quiz=1#" text:style-name="Internet_20_link" text:visited-style-name="Visited_20_Internet_20_Link">Habilite la configuración de posición fiscal predeterminada.</text:a></text:p>
      <text:p text:style-name="Standard"><text:a xlink:type="simple" xlink:href="https://www.odoo.com/es_ES/slides/slide/set-up-your-store-1916?fullscreen=1&amp;quiz=1#" text:style-name="Internet_20_link" text:visited-style-name="Visited_20_Internet_20_Link">Agregue ambas tasas de impuestos a los métodos de pago.</text:a></text:p>
      <text:p text:style-name="P31"/>
      <text:p text:style-name="P40"><text:span text:style-name="T33">Creación de productos</text:span></text:p>
      <text:p text:style-name="Standard">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En la pestaña Información general, atribuya los productos deseados al campo de producto opcional.</text:a></text:p>
      <text:p text:style-name="Standard"><text:a xlink:type="simple" xlink:href="https://www.odoo.com/es_ES/slides/slide/products-creation-1917?fullscreen=1&amp;quiz=1#" text:style-name="Internet_20_link" text:visited-style-name="Visited_20_Internet_20_Link">En la pestaña Ventas, atribuya los productos deseados al campo de producto opcional.</text:a>*</text:p>
      <text:p text:style-name="Standard"><text:a xlink:type="simple" xlink:href="https://www.odoo.com/es_ES/slides/slide/products-creation-1917?fullscreen=1&amp;quiz=1#" text:style-name="Internet_20_link" text:visited-style-name="Visited_20_Internet_20_Link">En la pestaña Inventario, atribuya los productos deseados al campo de producto opcional</text:a></text:p>
      <text:p text:style-name="Standard"><text:a xlink:type="simple" xlink:href="https://www.odoo.com/es_ES/slides/slide/products-creation-1917?fullscreen=1&amp;quiz=1#" text:style-name="Internet_20_link" text:visited-style-name="Visited_20_Internet_20_Link">En la pestaña Compras, atribuya los productos deseados al campo de producto opcional.</text:a></text:p>
      <text:p text:style-name="Standard">2.¿Cómo puedo crear una categoría infantil?</text:p>
      <text:p text:style-name="Standard"><text:a xlink:type="simple" xlink:href="https://www.odoo.com/es_ES/slides/slide/products-creation-1917?fullscreen=1&amp;quiz=1#" text:style-name="Internet_20_link" text:visited-style-name="Visited_20_Internet_20_Link">Cree una nueva categoría principal y seleccione sus elementos secundarios del campo de categoría principal.</text:a></text:p>
      <text:p text:style-name="Standard"><text:a xlink:type="simple" xlink:href="https://www.odoo.com/es_ES/slides/slide/products-creation-1917?fullscreen=1&amp;quiz=1#" text:style-name="Internet_20_link" text:visited-style-name="Visited_20_Internet_20_Link">Cree una nueva categoría y asígnele el nombre de acuerdo con su ruta genealógica.</text:a></text:p>
      <text:p text:style-name="Standard"><text:a xlink:type="simple" xlink:href="https://www.odoo.com/es_ES/slides/slide/products-creation-1917?fullscreen=1&amp;quiz=1#" text:style-name="Internet_20_link" text:visited-style-name="Visited_20_Internet_20_Link">Cree una nueva categoría y colóquela bajo una categoría principal.</text:a>*</text:p>
      <text:p text:style-name="Standard"><text:a xlink:type="simple" xlink:href="https://www.odoo.com/es_ES/slides/slide/products-creation-1917?fullscreen=1&amp;quiz=1#" text:style-name="Internet_20_link" text:visited-style-name="Visited_20_Internet_20_Link">Cree una nueva categoría principal, guárdela y haga clic en el botón "crear" para agregar elementos secundarios.</text:a></text:p>
      <text:p text:style-name="P31"/>
      <text:p text:style-name="P31"><text:span text:style-name="T32">Agrega un segundo POS</text:span></text:p>
      <text:p text:style-name="Standard">1.Al crear un nuevo POS, es importante:</text:p>
      <text:p text:style-name="Standard"><text:a xlink:type="simple" xlink:href="https://www.odoo.com/es_ES/slides/slide/add-a-second-pos-1839?fullscreen=1&amp;quiz=1#" text:style-name="Internet_20_link" text:visited-style-name="Visited_20_Internet_20_Link">Atribuir un nuevo diario de ventas.</text:a>*</text:p>
      <text:p text:style-name="Standard"><text:a xlink:type="simple" xlink:href="https://www.odoo.com/es_ES/slides/slide/add-a-second-pos-1839?fullscreen=1&amp;quiz=1#" text:style-name="Internet_20_link" text:visited-style-name="Visited_20_Internet_20_Link">Atribuya un nuevo diario de compras.</text:a></text:p>
      <text:p text:style-name="Standard"><text:a xlink:type="simple" xlink:href="https://www.odoo.com/es_ES/slides/slide/add-a-second-pos-1839?fullscreen=1&amp;quiz=1#" text:style-name="Internet_20_link" text:visited-style-name="Visited_20_Internet_20_Link">Atribuir un nuevo diario de facturación.</text:a></text:p>
      <text:p text:style-name="Standard"><text:a xlink:type="simple" xlink:href="https://www.odoo.com/es_ES/slides/slide/add-a-second-pos-1839?fullscreen=1&amp;quiz=1#" text:style-name="Internet_20_link" text:visited-style-name="Visited_20_Internet_20_Link">Atribuya un nuevo diario de nómina.</text:a></text:p>
      <text:p text:style-name="Standard"/>
      <text:p text:style-name="Standard">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Permitir datos confusos e ilegibles.</text:a></text:p>
      <text:p text:style-name="Standard"><text:a xlink:type="simple" xlink:href="https://www.odoo.com/es_ES/slides/slide/add-a-second-pos-1839?fullscreen=1&amp;quiz=1#" text:style-name="Internet_20_link" text:visited-style-name="Visited_20_Internet_20_Link">Evite que las personas usen sus tarjetas para pagar en efectivo.</text:a></text:p>
      <text:p text:style-name="Standard"><text:a xlink:type="simple" xlink:href="https://www.odoo.com/es_ES/slides/slide/add-a-second-pos-1839?fullscreen=1&amp;quiz=1#" text:style-name="Internet_20_link" text:visited-style-name="Visited_20_Internet_20_Link">Evite los datos bien organizados.</text:a></text:p>
      <text:p text:style-name="Standard"><text:a xlink:type="simple" xlink:href="https://www.odoo.com/es_ES/slides/slide/add-a-second-pos-1839?fullscreen=1&amp;quiz=1#" text:style-name="Internet_20_link" text:visited-style-name="Visited_20_Internet_20_Link">Evite datos confusos e ilegibles.</text:a>*</text:p>
      <text:p text:style-name="P31"/>
      <text:p text:style-name="P31"><text:span text:style-name="T32">Controle su efectivo</text:span></text:p>
      <text:p text:style-name="Standard">1.¿Qué otra aplicación es importante para el control de efectivo?</text:p>
      <text:p text:style-name="Standard"><text:a xlink:type="simple" xlink:href="https://www.odoo.com/es_ES/slides/slide/control-your-cash-632?fullscreen=1&amp;quiz=1#" text:style-name="Internet_20_link" text:visited-style-name="Visited_20_Internet_20_Link">Compra</text:a></text:p>
      <text:p text:style-name="Standard"><text:a xlink:type="simple" xlink:href="https://www.odoo.com/es_ES/slides/slide/control-your-cash-632?fullscreen=1&amp;quiz=1#" text:style-name="Internet_20_link" text:visited-style-name="Visited_20_Internet_20_Link">Contabilidad*</text:a></text:p>
      <text:p text:style-name="Standard">V<text:a xlink:type="simple" xlink:href="https://www.odoo.com/es_ES/slides/slide/control-your-cash-632?fullscreen=1&amp;quiz=1#" text:style-name="Internet_20_link" text:visited-style-name="Visited_20_Internet_20_Link">entas</text:a></text:p>
      <text:p text:style-name="Standard"><text:a xlink:type="simple" xlink:href="https://www.odoo.com/es_ES/slides/slide/control-your-cash-632?fullscreen=1&amp;quiz=1#" text:style-name="Internet_20_link" text:visited-style-name="Visited_20_Internet_20_Link">Proyecto</text:a></text:p>
      <text:p text:style-name="Standard"/>
      <text:p text:style-name="Standard">2.¿Qué necesito en caso de diferencia entre mi saldo inicial y final?</text:p>
      <text:p text:style-name="Standard"><text:a xlink:type="simple" xlink:href="https://www.odoo.com/es_ES/slides/slide/control-your-cash-632?fullscreen=1&amp;quiz=1#" text:style-name="Internet_20_link" text:visited-style-name="Visited_20_Internet_20_Link">¿A quién le importan las diferencias?</text:a></text:p>
      <text:p text:style-name="Standard"><text:a xlink:type="simple" xlink:href="https://www.odoo.com/es_ES/slides/slide/control-your-cash-632?fullscreen=1&amp;quiz=1#" text:style-name="Internet_20_link" text:visited-style-name="Visited_20_Internet_20_Link">Una cuenta generada automáticamente por Odoo</text:a></text:p>
      <text:p text:style-name="Standard"><text:a xlink:type="simple" xlink:href="https://www.odoo.com/es_ES/slides/slide/control-your-cash-632?fullscreen=1&amp;quiz=1#" text:style-name="Internet_20_link" text:visited-style-name="Visited_20_Internet_20_Link">Una cuenta de pérdidas y ganancias</text:a>*</text:p>
      <text:p text:style-name="Standard"><text:a xlink:type="simple" xlink:href="https://www.odoo.com/es_ES/slides/slide/control-your-cash-632?fullscreen=1&amp;quiz=1#" text:style-name="Internet_20_link" text:visited-style-name="Visited_20_Internet_20_Link">Nada, las diferencias se registrarán en la aplicación PoS</text:a></text:p>
      <text:p text:style-name="P31"/>
      <text:p text:style-name="P31"><text:span text:style-name="T32">Redondeo de efectivo</text:span></text:p>
      <text:p text:style-name="Standard">1.Para configurar la moneda más pequeña aceptada, debo llenar:</text:p>
      <text:p text:style-name="Standard"><text:a xlink:type="simple" xlink:href="https://www.odoo.com/es_ES/slides/slide/cash-rounding-1925?fullscreen=1&amp;quiz=1#" text:style-name="Internet_20_link" text:visited-style-name="Visited_20_Internet_20_Link">El campo Método de redondeo.</text:a></text:p>
      <text:p text:style-name="Standard"><text:a xlink:type="simple" xlink:href="https://www.odoo.com/es_ES/slides/slide/cash-rounding-1925?fullscreen=1&amp;quiz=1#" text:style-name="Internet_20_link" text:visited-style-name="Visited_20_Internet_20_Link"><text:soft-page-break/>El campo Precisión de redondeo.</text:a>*</text:p>
      <text:p text:style-name="Standard"><text:a xlink:type="simple" xlink:href="https://www.odoo.com/es_ES/slides/slide/cash-rounding-1925?fullscreen=1&amp;quiz=1#" text:style-name="Internet_20_link" text:visited-style-name="Visited_20_Internet_20_Link">El campo Estrategia de redondeo.</text:a></text:p>
      <text:p text:style-name="Standard"><text:a xlink:type="simple" xlink:href="https://www.odoo.com/es_ES/slides/slide/cash-rounding-1925?fullscreen=1&amp;quiz=1#" text:style-name="Internet_20_link" text:visited-style-name="Visited_20_Internet_20_Link">El campo Precisión de redondeo.</text:a></text:p>
      <text:p text:style-name="Standard"/>
      <text:p text:style-name="Standard">2.Puedo activar y crear un método de redondeo de efectivo desde:</text:p>
      <text:p text:style-name="Standard"><text:a xlink:type="simple" xlink:href="https://www.odoo.com/es_ES/slides/slide/cash-rounding-1925?fullscreen=1&amp;quiz=1#" text:style-name="Internet_20_link" text:visited-style-name="Visited_20_Internet_20_Link">La configuración de la aplicación PoS.</text:a>*</text:p>
      <text:p text:style-name="Standard"><text:a xlink:type="simple" xlink:href="https://www.odoo.com/es_ES/slides/slide/cash-rounding-1925?fullscreen=1&amp;quiz=1#" text:style-name="Internet_20_link" text:visited-style-name="Visited_20_Internet_20_Link">La configuración pos.</text:a></text:p>
      <text:p text:style-name="Standard"><text:a xlink:type="simple" xlink:href="https://www.odoo.com/es_ES/slides/slide/cash-rounding-1925?fullscreen=1&amp;quiz=1#" text:style-name="Internet_20_link" text:visited-style-name="Visited_20_Internet_20_Link">La configuración de la aplicación de nómina.</text:a></text:p>
      <text:p text:style-name="Standard"><text:a xlink:type="simple" xlink:href="https://www.odoo.com/es_ES/slides/slide/cash-rounding-1925?fullscreen=1&amp;quiz=1#" text:style-name="Internet_20_link" text:visited-style-name="Visited_20_Internet_20_Link">La configuración de la aplicación Contabilidad.</text:a></text:p>
      <text:p text:style-name="Standard">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24.95</text:a></text:p>
      <text:p text:style-name="Standard"><text:a xlink:type="simple" xlink:href="https://www.odoo.com/es_ES/slides/slide/cash-rounding-1925?fullscreen=1&amp;quiz=1#" text:style-name="Internet_20_link" text:visited-style-name="Visited_20_Internet_20_Link">25.00</text:a></text:p>
      <text:p text:style-name="Standard"><text:a xlink:type="simple" xlink:href="https://www.odoo.com/es_ES/slides/slide/cash-rounding-1925?fullscreen=1&amp;quiz=1#" text:style-name="Internet_20_link" text:visited-style-name="Visited_20_Internet_20_Link">24.96</text:a></text:p>
      <text:p text:style-name="Standard"><text:a xlink:type="simple" xlink:href="https://www.odoo.com/es_ES/slides/slide/cash-rounding-1925?fullscreen=1&amp;quiz=1#" text:style-name="Internet_20_link" text:visited-style-name="Visited_20_Internet_20_Link">24.98</text:a>*</text:p>
      <text:p text:style-name="Standard"/>
      <text:p text:style-name="Standard">Lista de precios</text:p>
      <text:p text:style-name="Standard">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Una lista de precios calculada sobre un precio fijo de -20% y válida de 9 a 10 a.m.</text:a></text:p>
      <text:p text:style-name="Standard"><text:a xlink:type="simple" xlink:href="https://www.odoo.com/es_ES/slides/slide/pricelists-1926?fullscreen=1&amp;quiz=1#" text:style-name="Internet_20_link" text:visited-style-name="Visited_20_Internet_20_Link">Una lista de precios calculada en una fórmula con un -20% de descuento, sin cargo adicional y válida de 9 a 10 a.m.</text:a></text:p>
      <text:p text:style-name="Standard"><text:a xlink:type="simple" xlink:href="https://www.odoo.com/es_ES/slides/slide/pricelists-1926?fullscreen=1&amp;quiz=1#" text:style-name="Internet_20_link" text:visited-style-name="Visited_20_Internet_20_Link">Una lista de precios calculada sobre un descuento del 20% y válida de 9 a 10 hs.</text:a>*</text:p>
      <text:p text:style-name="Standard"><text:a xlink:type="simple" xlink:href="https://www.odoo.com/es_ES/slides/slide/pricelists-1926?fullscreen=1&amp;quiz=1#" text:style-name="Internet_20_link" text:visited-style-name="Visited_20_Internet_20_Link">Una lista de precios calculada sobre un descuento del -20% y válida de 9 a 10 h.</text:a></text:p>
      <text:p text:style-name="Standard"/>
      <text:p text:style-name="Standard">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7,67€</text:a></text:p>
      <text:p text:style-name="Standard"><text:a xlink:type="simple" xlink:href="https://www.odoo.com/es_ES/slides/slide/pricelists-1926?fullscreen=1&amp;quiz=1#" text:style-name="Internet_20_link" text:visited-style-name="Visited_20_Internet_20_Link">7,70€</text:a>*</text:p>
      <text:p text:style-name="Standard"><text:a xlink:type="simple" xlink:href="https://www.odoo.com/es_ES/slides/slide/pricelists-1926?fullscreen=1&amp;quiz=1#" text:style-name="Internet_20_link" text:visited-style-name="Visited_20_Internet_20_Link">7,60€</text:a></text:p>
      <text:p text:style-name="Standard"><text:a xlink:type="simple" xlink:href="https://www.odoo.com/es_ES/slides/slide/pricelists-1926?fullscreen=1&amp;quiz=1#" text:style-name="Internet_20_link" text:visited-style-name="Visited_20_Internet_20_Link">7,65€</text:a></text:p>
      <text:p text:style-name="P31"/>
      <text:p text:style-name="P35">Dispositivos directos</text:p>
      <text:p text:style-name="Standard">1.¿Qué dispositivo debo conectar para agregar una caja registradora?</text:p>
      <text:p text:style-name="Standard"><text:a xlink:type="simple" xlink:href="https://www.odoo.com/es_ES/slides/slide/direct-devices-1919?fullscreen=1&amp;quiz=1#" text:style-name="Internet_20_link" text:visited-style-name="Visited_20_Internet_20_Link">Una impresora de pedidos.</text:a></text:p>
      <text:p text:style-name="Standard"><text:a xlink:type="simple" xlink:href="https://www.odoo.com/es_ES/slides/slide/direct-devices-1919?fullscreen=1&amp;quiz=1#" text:style-name="Internet_20_link" text:visited-style-name="Visited_20_Internet_20_Link">Un escáner de código de barras.</text:a></text:p>
      <text:p text:style-name="Standard"><text:a xlink:type="simple" xlink:href="https://www.odoo.com/es_ES/slides/slide/direct-devices-1919?fullscreen=1&amp;quiz=1#" text:style-name="Internet_20_link" text:visited-style-name="Visited_20_Internet_20_Link">Una terminal de pago.</text:a></text:p>
      <text:p text:style-name="Standard"><text:a xlink:type="simple" xlink:href="https://www.odoo.com/es_ES/slides/slide/direct-devices-1919?fullscreen=1&amp;quiz=1#" text:style-name="Internet_20_link" text:visited-style-name="Visited_20_Internet_20_Link">Una impresora de recibos.</text:a>*</text:p>
      <text:p text:style-name="Standard"/>
      <text:p text:style-name="Standard">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Cambiar el idioma del teclado.</text:a>*</text:p>
      <text:p text:style-name="Standard"><text:a xlink:type="simple" xlink:href="https://www.odoo.com/es_ES/slides/slide/direct-devices-1919?fullscreen=1&amp;quiz=1#" text:style-name="Internet_20_link" text:visited-style-name="Visited_20_Internet_20_Link">Compre otro escáner, probablemente esté roto.</text:a></text:p>
      <text:p text:style-name="Standard"><text:a xlink:type="simple" xlink:href="https://www.odoo.com/es_ES/slides/slide/direct-devices-1919?fullscreen=1&amp;quiz=1#" text:style-name="Internet_20_link" text:visited-style-name="Visited_20_Internet_20_Link">Haz una voltereta hacia atrás.</text:a></text:p>
      <text:p text:style-name="Standard">3.La función de "pantalla de cliente" muestra a los clientes:</text:p>
      <text:p text:style-name="Standard"><text:a xlink:type="simple" xlink:href="https://www.odoo.com/es_ES/slides/slide/direct-devices-1919?fullscreen=1&amp;quiz=1#" text:style-name="Internet_20_link" text:visited-style-name="Visited_20_Internet_20_Link">Su reflejo.</text:a></text:p>
      <text:p text:style-name="Standard"><text:a xlink:type="simple" xlink:href="https://www.odoo.com/es_ES/slides/slide/direct-devices-1919?fullscreen=1&amp;quiz=1#" text:style-name="Internet_20_link" text:visited-style-name="Visited_20_Internet_20_Link">Su carrito, incluidas las cantidades.</text:a>*</text:p>
      <text:p text:style-name="Standard"><text:a xlink:type="simple" xlink:href="https://www.odoo.com/es_ES/slides/slide/direct-devices-1919?fullscreen=1&amp;quiz=1#" text:style-name="Internet_20_link" text:visited-style-name="Visited_20_Internet_20_Link">La interfaz PoS y los precios de los productos.</text:a></text:p>
      <text:p text:style-name="Standard"><text:a xlink:type="simple" xlink:href="https://www.odoo.com/es_ES/slides/slide/direct-devices-1919?fullscreen=1&amp;quiz=1#" text:style-name="Internet_20_link" text:visited-style-name="Visited_20_Internet_20_Link"><text:soft-page-break/>Los métodos de pago disponibles.</text:a></text:p>
      <text:p text:style-name="P35"/>
      <text:p text:style-name="P35">Pesar productos</text:p>
      <text:p text:style-name="Standard">1.Para agregar una balanza al TPV, debo conectarla a:</text:p>
      <text:p text:style-name="Standard"><text:a xlink:type="simple" xlink:href="https://www.odoo.com/es_ES/slides/slide/weigh-products-1920?fullscreen=1&amp;quiz=1#" text:style-name="Internet_20_link" text:visited-style-name="Visited_20_Internet_20_Link">Una caja registradora.</text:a></text:p>
      <text:p text:style-name="Standard"><text:a xlink:type="simple" xlink:href="https://www.odoo.com/es_ES/slides/slide/weigh-products-1920?fullscreen=1&amp;quiz=1#" text:style-name="Internet_20_link" text:visited-style-name="Visited_20_Internet_20_Link">Una caja IoT.</text:a>*</text:p>
      <text:p text:style-name="Standard"><text:a xlink:type="simple" xlink:href="https://www.odoo.com/es_ES/slides/slide/weigh-products-1920?fullscreen=1&amp;quiz=1#" text:style-name="Internet_20_link" text:visited-style-name="Visited_20_Internet_20_Link">Una pantalla o una impresora.</text:a></text:p>
      <text:p text:style-name="Standard"><text:a xlink:type="simple" xlink:href="https://www.odoo.com/es_ES/slides/slide/weigh-products-1920?fullscreen=1&amp;quiz=1#" text:style-name="Internet_20_link" text:visited-style-name="Visited_20_Internet_20_Link">Un ojo o caja de té</text:a></text:p>
      <text:p text:style-name="Standard"/>
      <text:p text:style-name="Standard">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11.8€</text:a></text:p>
      <text:p text:style-name="Standard"><text:a xlink:type="simple" xlink:href="https://www.odoo.com/es_ES/slides/slide/weigh-products-1920?fullscreen=1&amp;quiz=1#" text:style-name="Internet_20_link" text:visited-style-name="Visited_20_Internet_20_Link">29.5€</text:a></text:p>
      <text:p text:style-name="Standard"><text:a xlink:type="simple" xlink:href="https://www.odoo.com/es_ES/slides/slide/weigh-products-1920?fullscreen=1&amp;quiz=1#" text:style-name="Internet_20_link" text:visited-style-name="Visited_20_Internet_20_Link">1.18€</text:a>*</text:p>
      <text:p text:style-name="Standard"><text:a xlink:type="simple" xlink:href="https://www.odoo.com/es_ES/slides/slide/weigh-products-1920?fullscreen=1&amp;quiz=1#" text:style-name="Internet_20_link" text:visited-style-name="Visited_20_Internet_20_Link">2.29€</text:a></text:p>
      <text:p text:style-name="Standard"/>
      <text:p text:style-name="P35">Integraciones de ventas: Cotizaciones</text:p>
      <text:p text:style-name="Standard">1.¿Qué sucede cuando liquido un pago?</text:p>
      <text:p text:style-name="Standard"><text:a xlink:type="simple" xlink:href="https://www.odoo.com/es_ES/slides/slide/sales-integrations-quotations-1927?fullscreen=1&amp;quiz=1#" text:style-name="Internet_20_link" text:visited-style-name="Visited_20_Internet_20_Link">Usted acepta pagar el monto total</text:a></text:p>
      <text:p text:style-name="Standard"><text:a xlink:type="simple" xlink:href="https://www.odoo.com/es_ES/slides/slide/sales-integrations-quotations-1927?fullscreen=1&amp;quiz=1#" text:style-name="Internet_20_link" text:visited-style-name="Visited_20_Internet_20_Link">Firmas un contrato que establece que pagarás la cantidad más tarde.</text:a></text:p>
      <text:p text:style-name="Standard"><text:a xlink:type="simple" xlink:href="https://www.odoo.com/es_ES/slides/slide/sales-integrations-quotations-1927?fullscreen=1&amp;quiz=1#" text:style-name="Internet_20_link" text:visited-style-name="Visited_20_Internet_20_Link">Usted paga un porcentaje del monto total.</text:a></text:p>
      <text:p text:style-name="Standard"><text:a xlink:type="simple" xlink:href="https://www.odoo.com/es_ES/slides/slide/sales-integrations-quotations-1927?fullscreen=1&amp;quiz=1#" text:style-name="Internet_20_link" text:visited-style-name="Visited_20_Internet_20_Link">Usted paga el resto del monto total.</text:a>*</text:p>
      <text:p text:style-name="Standard"/>
      <text:p text:style-name="Standard">2.¿Qué sucede cuando hago un pago inicial?</text:p>
      <text:p text:style-name="Standard"><text:a xlink:type="simple" xlink:href="https://www.odoo.com/es_ES/slides/slide/sales-integrations-quotations-1927?fullscreen=1&amp;quiz=1#" text:style-name="Internet_20_link" text:visited-style-name="Visited_20_Internet_20_Link">Usted paga un porcentaje del monto total.</text:a>*</text:p>
      <text:p text:style-name="Standard"><text:a xlink:type="simple" xlink:href="https://www.odoo.com/es_ES/slides/slide/sales-integrations-quotations-1927?fullscreen=1&amp;quiz=1#" text:style-name="Internet_20_link" text:visited-style-name="Visited_20_Internet_20_Link">Usted paga el resto del monto total.</text:a></text:p>
      <text:p text:style-name="Standard"><text:a xlink:type="simple" xlink:href="https://www.odoo.com/es_ES/slides/slide/sales-integrations-quotations-1927?fullscreen=1&amp;quiz=1#" text:style-name="Internet_20_link" text:visited-style-name="Visited_20_Internet_20_Link">Firmas un contrato que establece que pagarás la cantidad más tarde.</text:a></text:p>
      <text:p text:style-name="Standard"><text:a xlink:type="simple" xlink:href="https://www.odoo.com/es_ES/slides/slide/sales-integrations-quotations-1927?fullscreen=1&amp;quiz=1#" text:style-name="Internet_20_link" text:visited-style-name="Visited_20_Internet_20_Link">Usted acepta pagar el monto total</text:a></text:p>
      <text:p text:style-name="P31"/>
      <text:p text:style-name="P31"/>
      <text:p text:style-name="P31"/>
      <text:p text:style-name="P31"/>
      <text:p text:style-name="P33">Modulo: <text:span text:style-name="T13">Contactos</text:span> <text:s text:c="66"/>Odoo Tutorials: <text:span text:style-name="T35">Getting Started</text:span></text:p>
      <text:p text:style-name="P33"><text:s text:c="63"/>Link : <text:a xlink:type="simple" xlink:href="https://www.odoo.com/es_ES/slides/getting-started-15" text:style-name="Internet_20_link" text:visited-style-name="Visited_20_Internet_20_Link">https://www.odoo.com/es_ES/slides/getting-started-15</text:a> </text:p>
      <text:p text:style-name="P33"/>
      <text:p text:style-name="P37">USANDO ODOO </text:p>
      <text:p text:style-name="P36">Conctactos</text:p>
      <text:p text:style-name="Standard">1.¿Cuáles son los dos tipos de contactos?</text:p>
      <text:p text:style-name="Standard"><text:a xlink:type="simple" xlink:href="https://www.odoo.com/es_ES/slides/slide/contacts-2527?fullscreen=1&amp;quiz=1#" text:style-name="Internet_20_link" text:visited-style-name="Visited_20_Internet_20_Link">Particular y Empresa.</text:a>*</text:p>
      <text:p text:style-name="Standard"><text:a xlink:type="simple" xlink:href="https://www.odoo.com/es_ES/slides/slide/contacts-2527?fullscreen=1&amp;quiz=1#" text:style-name="Internet_20_link" text:visited-style-name="Visited_20_Internet_20_Link">Empresa y sin fines de lucro.</text:a></text:p>
      <text:p text:style-name="Standard"><text:a xlink:type="simple" xlink:href="https://www.odoo.com/es_ES/slides/slide/contacts-2527?fullscreen=1&amp;quiz=1#" text:style-name="Internet_20_link" text:visited-style-name="Visited_20_Internet_20_Link">Empresa y Particulares.</text:a></text:p>
      <text:p text:style-name="Standard"><text:a xlink:type="simple" xlink:href="https://www.odoo.com/es_ES/slides/slide/contacts-2527?fullscreen=1&amp;quiz=1#" text:style-name="Internet_20_link" text:visited-style-name="Visited_20_Internet_20_Link">Individual y sin fines de lucro.</text:a></text:p>
      <text:p text:style-name="Standard"/>
      <text:p text:style-name="Standard">2.¿Cómo puede archivar un contacto con el que ya no hace negocios?</text:p>
      <text:p text:style-name="Standard"><text:a xlink:type="simple" xlink:href="https://www.odoo.com/es_ES/slides/slide/contacts-2527?fullscreen=1&amp;quiz=1#" text:style-name="Internet_20_link" text:visited-style-name="Visited_20_Internet_20_Link">Menú de Configuración &gt; Archivar Contactos.</text:a></text:p>
      <text:p text:style-name="Standard"><text:a xlink:type="simple" xlink:href="https://www.odoo.com/es_ES/slides/slide/contacts-2527?fullscreen=1&amp;quiz=1#" text:style-name="Internet_20_link" text:visited-style-name="Visited_20_Internet_20_Link">Seleccionar/ver contacto &gt; Clic derecho &gt; Archivar.</text:a></text:p>
      <text:p text:style-name="Standard"><text:a xlink:type="simple" xlink:href="https://www.odoo.com/es_ES/slides/slide/contacts-2527?fullscreen=1&amp;quiz=1#" text:style-name="Internet_20_link" text:visited-style-name="Visited_20_Internet_20_Link">Seleccionar/ver contacto &gt; Acción &gt; Archivar.</text:a>*</text:p>
      <text:p text:style-name="Standard"><text:a xlink:type="simple" xlink:href="https://www.odoo.com/es_ES/slides/slide/contacts-2527?fullscreen=1&amp;quiz=1#" text:style-name="Internet_20_link" text:visited-style-name="Visited_20_Internet_20_Link"><text:soft-page-break/>Seleccione/ver contacto &gt; Favoritos &gt; Archivar.</text:a></text:p>
      <text:p text:style-name="Standard"/>
      <text:p text:style-name="Standard">3.¿Dónde se encuentran los botones SMART en Odoo?</text:p>
      <text:p text:style-name="Standard"><text:a xlink:type="simple" xlink:href="https://www.odoo.com/es_ES/slides/slide/contacts-2527?fullscreen=1&amp;quiz=1#" text:style-name="Internet_20_link" text:visited-style-name="Visited_20_Internet_20_Link">Los botones SMART se encuentran en la barra superior del registro en Odoo.</text:a>*</text:p>
      <text:p text:style-name="Standard"><text:a xlink:type="simple" xlink:href="https://www.odoo.com/es_ES/slides/slide/contacts-2527?fullscreen=1&amp;quiz=1#" text:style-name="Internet_20_link" text:visited-style-name="Visited_20_Internet_20_Link">Los botones SMART se encuentran en la esquina inferior derecha.</text:a></text:p>
      <text:p text:style-name="Standard"><text:a xlink:type="simple" xlink:href="https://www.odoo.com/es_ES/slides/slide/contacts-2527?fullscreen=1&amp;quiz=1#" text:style-name="Internet_20_link" text:visited-style-name="Visited_20_Internet_20_Link">Los botones SMART se encuentran en el menú de configuración.</text:a></text:p>
      <text:p text:style-name="Standard"><text:a xlink:type="simple" xlink:href="https://www.odoo.com/es_ES/slides/slide/contacts-2527?fullscreen=1&amp;quiz=1#" text:style-name="Internet_20_link" text:visited-style-name="Visited_20_Internet_20_Link">Los botones SMART no están presentes en Odoo.</text:a></text:p>
      <text:p text:style-name="P36"/>
      <text:p text:style-name="P36"/>
      <text:p text:style-name="P34">Modulo: <text:span text:style-name="T14">Documentos</text:span> <text:s text:c="70"/>Odoo Tutorials: <text:span text:style-name="T36">Documents</text:span></text:p>
      <text:p text:style-name="P34"><text:s text:c="69"/>Link : <text:a xlink:type="simple" xlink:href="https://www.odoo.com/es_ES/slides/documents-22" text:style-name="Internet_20_link" text:visited-style-name="Visited_20_Internet_20_Link">https://www.odoo.com/es_ES/slides/documents-22</text:a> </text:p>
      <text:p text:style-name="P38"/>
      <text:p text:style-name="P38">Co<text:span text:style-name="T36">nceptos básicos de documentos</text:span></text:p>
      <text:p text:style-name="Standard">1.¿Qué tipos de archivos puede cargar en la aplicación Documentos?</text:p>
      <text:p text:style-name="Standard"><text:a xlink:type="simple" xlink:href="https://www.odoo.com/es_ES/slides/slide/documents-basics-674?fullscreen=1&amp;quiz=1#" text:style-name="Internet_20_link" text:visited-style-name="Visited_20_Internet_20_Link">Cualquier tipo de archivo.</text:a>*</text:p>
      <text:p text:style-name="Standard"><text:a xlink:type="simple" xlink:href="https://www.odoo.com/es_ES/slides/slide/documents-basics-674?fullscreen=1&amp;quiz=1#" text:style-name="Internet_20_link" text:visited-style-name="Visited_20_Internet_20_Link">Solo procesadores de texto y archivos de texto (p.ej., .doc, .pdf, .txt, .odt).</text:a></text:p>
      <text:p text:style-name="Standard"><text:a xlink:type="simple" xlink:href="https://www.odoo.com/es_ES/slides/slide/documents-basics-674?fullscreen=1&amp;quiz=1#" text:style-name="Internet_20_link" text:visited-style-name="Visited_20_Internet_20_Link">Sólo procesador de texto, archivos de texto e imágenes.</text:a></text:p>
      <text:p text:style-name="Standard"><text:a xlink:type="simple" xlink:href="https://www.odoo.com/es_ES/slides/slide/documents-basics-674?fullscreen=1&amp;quiz=1#" text:style-name="Internet_20_link" text:visited-style-name="Visited_20_Internet_20_Link">Solo procesador de texto, archivos de texto, imágenes e hipervínculos.</text:a></text:p>
      <text:p text:style-name="Standard"><text:a xlink:type="simple" xlink:href="https://www.odoo.com/es_ES/slides/slide/documents-basics-674?fullscreen=1&amp;quiz=1#" text:style-name="Internet_20_link" text:visited-style-name="Visited_20_Internet_20_Link">Solo procesador de textos, archivos de texto, imágenes, hipervínculos, archivos de video y audio.</text:a></text:p>
      <text:p text:style-name="Standard"/>
      <text:p text:style-name="Standard">2.¿Cuál de las siguientes oraciones es falsa?</text:p>
      <text:p text:style-name="Standard"><text:a xlink:type="simple" xlink:href="https://www.odoo.com/es_ES/slides/slide/documents-basics-674?fullscreen=1&amp;quiz=1#" text:style-name="Internet_20_link" text:visited-style-name="Visited_20_Internet_20_Link">Un subárea de trabajo tiene las mismas etiquetas que su área de trabajo principal.</text:a></text:p>
      <text:p text:style-name="Standard"><text:a xlink:type="simple" xlink:href="https://www.odoo.com/es_ES/slides/slide/documents-basics-674?fullscreen=1&amp;quiz=1#" text:style-name="Internet_20_link" text:visited-style-name="Visited_20_Internet_20_Link">Un archivo bloqueado no puede ser modificado por nadie.</text:a>*</text:p>
      <text:p text:style-name="Standard"><text:a xlink:type="simple" xlink:href="https://www.odoo.com/es_ES/slides/slide/documents-basics-674?fullscreen=1&amp;quiz=1#" text:style-name="Internet_20_link" text:visited-style-name="Visited_20_Internet_20_Link">Puede obtener una vista previa de sus documentos directamente desde el panel de la aplicación.</text:a></text:p>
      <text:p text:style-name="Standard"><text:a xlink:type="simple" xlink:href="https://www.odoo.com/es_ES/slides/slide/documents-basics-674?fullscreen=1&amp;quiz=1#" text:style-name="Internet_20_link" text:visited-style-name="Visited_20_Internet_20_Link">Un archivo puede tener varias etiquetas.</text:a></text:p>
      <text:p text:style-name="P38"/>
      <text:p text:style-name="P39">Uso de documentos con su aplicación de contabilidad</text:p>
      <text:p text:style-name="Standard">1.¿Qué tipo de acción y categoría de acción agregará una etiqueta "Para revisar" a su documento?</text:p>
      <text:p text:style-name="Standard"><text:a xlink:type="simple" xlink:href="https://www.odoo.com/es_ES/slides/slide/using-documents-with-your-accounting-app-675?fullscreen=1&amp;quiz=1#" text:style-name="Internet_20_link" text:visited-style-name="Visited_20_Internet_20_Link">Reemplazar por – Estado</text:a></text:p>
      <text:p text:style-name="Standard"><text:a xlink:type="simple" xlink:href="https://www.odoo.com/es_ES/slides/slide/using-documents-with-your-accounting-app-675?fullscreen=1&amp;quiz=1#" text:style-name="Internet_20_link" text:visited-style-name="Visited_20_Internet_20_Link">Agregar - EstadoUna acción "añadir" o "reemplazar por", con una categoría creada</text:a></text:p>
      <text:p text:style-name="Standard"><text:a xlink:type="simple" xlink:href="https://www.odoo.com/es_ES/slides/slide/using-documents-with-your-accounting-app-675?fullscreen=1&amp;quiz=1#" text:style-name="Internet_20_link" text:visited-style-name="Visited_20_Internet_20_Link">Las tres posibilidades anteriores son correctas.</text:a>*</text:p>
      <text:p text:style-name="Standard"/>
      <text:p text:style-name="Standard">2.Ahora que mi aplicación Contabilidad está integrada con mi aplicación Documentos, ¿cómo puedo convertir mis órdenes de compra en facturas de proveedores?</text:p>
      <text:p text:style-name="Standard"><text:a xlink:type="simple" xlink:href="https://www.odoo.com/es_ES/slides/slide/using-documents-with-your-accounting-app-675?fullscreen=1&amp;quiz=1#" text:style-name="Internet_20_link" text:visited-style-name="Visited_20_Internet_20_Link">Mediante el uso de la función "Acciones automatizadas"</text:a></text:p>
      <text:p text:style-name="Standard"><text:a xlink:type="simple" xlink:href="https://www.odoo.com/es_ES/slides/slide/using-documents-with-your-accounting-app-675?fullscreen=1&amp;quiz=1#" text:style-name="Internet_20_link" text:visited-style-name="Visited_20_Internet_20_Link">Mediante el uso de la función "Acciones de flujo de trabajo"</text:a>*</text:p>
      <text:p text:style-name="Standard"><text:a xlink:type="simple" xlink:href="https://www.odoo.com/es_ES/slides/slide/using-documents-with-your-accounting-app-675?fullscreen=1&amp;quiz=1#" text:style-name="Internet_20_link" text:visited-style-name="Visited_20_Internet_20_Link">Mediante el uso de la función "Acciones de carpeta"</text:a></text:p>
      <text:p text:style-name="Standard"><text:a xlink:type="simple" xlink:href="https://www.odoo.com/es_ES/slides/slide/using-documents-with-your-accounting-app-675?fullscreen=1&amp;quiz=1#" text:style-name="Internet_20_link" text:visited-style-name="Visited_20_Internet_20_Link">Mediante el uso de la función "Etiquetar acciones"</text:a></text:p>
      <text:p text:style-name="P39"/>
      <text:p text:style-name="P31">oincidencia de 3 ví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3T13:00:31.337359147</dc:date>
    <meta:editing-duration>PT6H32M11S</meta:editing-duration>
    <meta:editing-cycles>26</meta:editing-cycles>
    <meta:generator>LibreOffice/7.4.4.2$Linux_X86_64 LibreOffice_project/40$Build-2</meta:generator>
    <meta:document-statistic meta:table-count="1" meta:image-count="0" meta:object-count="0" meta:page-count="17" meta:paragraph-count="572" meta:word-count="3971" meta:character-count="25629" meta:non-whitespace-character-count="21193"/>
  </office:meta>
</office:document-meta>
</file>